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Configurations2/" manifest:media-type="application/vnd.sun.xml.ui.configuration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style style:name="Table6" style:family="table">
      <style:table-properties style:width="9.252cm" table:align="margins" style:may-break-between-rows="false"/>
    </style:style>
    <style:style style:name="Table6.A" style:family="table-column">
      <style:table-column-properties style:column-width="3.806cm" style:rel-column-width="2158*"/>
    </style:style>
    <style:style style:name="Table6.B" style:family="table-column">
      <style:table-column-properties style:column-width="5.445cm" style:rel-column-width="3087*"/>
    </style:style>
    <style:style style:name="Table6.A1" style:family="table-cell">
      <style:table-cell-properties fo:padding="0cm" fo:border="none"/>
    </style:style>
    <style:style style:name="Table1" style:family="table">
      <style:table-properties style:width="9.26cm" fo:margin-left="0cm" table:align="left" style:may-break-between-rows="false"/>
    </style:style>
    <style:style style:name="Table1.A" style:family="table-column">
      <style:table-column-properties style:column-width="2.293cm"/>
    </style:style>
    <style:style style:name="Table1.B" style:family="table-column">
      <style:table-column-properties style:column-width="6.967cm"/>
    </style:style>
    <style:style style:name="Table1.A1" style:family="table-cell">
      <style:table-cell-properties fo:background-color="#666666" fo:padding="0.049cm" fo:border-left="0.05pt solid #eeeeee" fo:border-right="none" fo:border-top="0.05pt solid #eeeeee" fo:border-bottom="0.05pt solid #eeeeee">
        <style:background-image/>
      </style:table-cell-properties>
    </style:style>
    <style:style style:name="Table1.B1" style:family="table-cell">
      <style:table-cell-properties fo:background-color="#666666" fo:padding="0.049cm" fo:border="0.05pt solid #eeeeee">
        <style:background-image/>
      </style:table-cell-properties>
    </style:style>
    <style:style style:name="Table1.A2" style:family="table-cell">
      <style:table-cell-properties fo:padding="0.049cm" fo:border-left="0.05pt solid #eeeeee" fo:border-right="none" fo:border-top="none" fo:border-bottom="0.05pt solid #eeeeee"/>
    </style:style>
    <style:style style:name="Table1.B2" style:family="table-cell">
      <style:table-cell-properties fo:padding="0.049cm" fo:border-left="0.05pt solid #eeeeee" fo:border-right="0.05pt solid #eeeeee" fo:border-top="none" fo:border-bottom="0.05pt solid #eeeeee"/>
    </style:style>
    <style:style style:name="Table1.A3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1.B3" style:family="table-cell">
      <style:table-cell-properties fo:background-color="#eeeeee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1.A4" style:family="table-cell">
      <style:table-cell-properties fo:padding="0.049cm" fo:border-left="0.05pt solid #eeeeee" fo:border-right="none" fo:border-top="none" fo:border-bottom="0.05pt solid #eeeeee"/>
    </style:style>
    <style:style style:name="Table1.B4" style:family="table-cell">
      <style:table-cell-properties fo:padding="0.049cm" fo:border-left="0.05pt solid #eeeeee" fo:border-right="0.05pt solid #eeeeee" fo:border-top="none" fo:border-bottom="0.05pt solid #eeeeee"/>
    </style:style>
    <style:style style:name="Table1.A6" style:family="table-cell">
      <style:table-cell-properties fo:padding="0.049cm" fo:border-left="0.05pt solid #eeeeee" fo:border-right="none" fo:border-top="none" fo:border-bottom="0.05pt solid #eeeeee"/>
    </style:style>
    <style:style style:name="Table1.B6" style:family="table-cell">
      <style:table-cell-properties fo:padding="0.049cm" fo:border-left="0.05pt solid #eeeeee" fo:border-right="0.05pt solid #eeeeee" fo:border-top="none" fo:border-bottom="0.05pt solid #eeeeee"/>
    </style:style>
    <style:style style:name="Table11" style:family="table">
      <style:table-properties style:width="9.252cm" table:align="margins" style:may-break-between-rows="false"/>
    </style:style>
    <style:style style:name="Table11.A" style:family="table-column">
      <style:table-column-properties style:column-width="4.895cm" style:rel-column-width="2775*"/>
    </style:style>
    <style:style style:name="Table11.B" style:family="table-column">
      <style:table-column-properties style:column-width="4.357cm" style:rel-column-width="2470*"/>
    </style:style>
    <style:style style:name="Table11.A1" style:family="table-cell">
      <style:table-cell-properties fo:padding="0cm" fo:border="none"/>
    </style:style>
    <style:style style:name="Table10" style:family="table">
      <style:table-properties style:width="9.252cm" table:align="margins"/>
    </style:style>
    <style:style style:name="Table10.A" style:family="table-column">
      <style:table-column-properties style:column-width="7.251cm" style:rel-column-width="4111*"/>
    </style:style>
    <style:style style:name="Table10.B" style:family="table-column">
      <style:table-column-properties style:column-width="2cm" style:rel-column-width="1134*"/>
    </style:style>
    <style:style style:name="Table10.A1" style:family="table-cell">
      <style:table-cell-properties fo:padding="0cm" fo:border="none"/>
    </style:style>
    <style:style style:name="Table7" style:family="table">
      <style:table-properties style:width="9.26cm" fo:margin-left="0cm" table:align="left"/>
    </style:style>
    <style:style style:name="Table7.A" style:family="table-column">
      <style:table-column-properties style:column-width="1.191cm"/>
    </style:style>
    <style:style style:name="Table7.B" style:family="table-column">
      <style:table-column-properties style:column-width="2.514cm"/>
    </style:style>
    <style:style style:name="Table7.C" style:family="table-column">
      <style:table-column-properties style:column-width="2.492cm"/>
    </style:style>
    <style:style style:name="Table7.D" style:family="table-column">
      <style:table-column-properties style:column-width="3.064cm"/>
    </style:style>
    <style:style style:name="Table7.A1" style:family="table-cell">
      <style:table-cell-properties style:vertical-align="bottom" fo:background-color="#666666" fo:padding="0.049cm" fo:border-left="0.05pt solid #eeeeee" fo:border-right="none" fo:border-top="0.05pt solid #eeeeee" fo:border-bottom="0.05pt solid #eeeeee">
        <style:background-image/>
      </style:table-cell-properties>
    </style:style>
    <style:style style:name="Table7.B1" style:family="table-cell">
      <style:table-cell-properties fo:background-color="#666666" fo:padding="0.049cm" fo:border="0.05pt solid #eeeeee">
        <style:background-image/>
      </style:table-cell-properties>
    </style:style>
    <style:style style:name="Table7.A2" style:family="table-cell">
      <style:table-cell-properties fo:background-color="#666666" fo:padding="0.049cm" fo:border-left="0.05pt solid #eeeeee" fo:border-right="none" fo:border-top="none" fo:border-bottom="0.05pt solid #eeeeee">
        <style:background-image/>
      </style:table-cell-properties>
    </style:style>
    <style:style style:name="Table7.B2" style:family="table-cell">
      <style:table-cell-properties fo:background-color="#666666" fo:padding="0.049cm" fo:border-left="0.05pt solid #eeeeee" fo:border-right="none" fo:border-top="none" fo:border-bottom="0.05pt solid #eeeeee">
        <style:background-image/>
      </style:table-cell-properties>
    </style:style>
    <style:style style:name="Table7.C2" style:family="table-cell">
      <style:table-cell-properties fo:background-color="#666666" fo:padding="0.049cm" fo:border-left="0.05pt solid #eeeeee" fo:border-right="none" fo:border-top="none" fo:border-bottom="0.05pt solid #eeeeee">
        <style:background-image/>
      </style:table-cell-properties>
    </style:style>
    <style:style style:name="Table7.D2" style:family="table-cell">
      <style:table-cell-properties fo:background-color="#666666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7.A3" style:family="table-cell">
      <style:table-cell-properties fo:padding="0.049cm" fo:border-left="0.05pt solid #eeeeee" fo:border-right="none" fo:border-top="none" fo:border-bottom="0.05pt solid #eeeeee"/>
    </style:style>
    <style:style style:name="Table7.B3" style:family="table-cell">
      <style:table-cell-properties fo:padding="0.049cm" fo:border-left="0.05pt solid #eeeeee" fo:border-right="none" fo:border-top="none" fo:border-bottom="0.05pt solid #eeeeee"/>
    </style:style>
    <style:style style:name="Table7.C3" style:family="table-cell">
      <style:table-cell-properties fo:padding="0.049cm" fo:border-left="0.05pt solid #eeeeee" fo:border-right="none" fo:border-top="none" fo:border-bottom="0.05pt solid #eeeeee"/>
    </style:style>
    <style:style style:name="Table7.D3" style:family="table-cell">
      <style:table-cell-properties fo:padding="0.049cm" fo:border-left="0.05pt solid #eeeeee" fo:border-right="0.05pt solid #eeeeee" fo:border-top="none" fo:border-bottom="0.05pt solid #eeeeee"/>
    </style:style>
    <style:style style:name="Table7.A4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7.B4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7.C4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7.D4" style:family="table-cell">
      <style:table-cell-properties fo:background-color="#eeeeee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7.A5" style:family="table-cell">
      <style:table-cell-properties fo:padding="0.049cm" fo:border-left="0.05pt solid #eeeeee" fo:border-right="none" fo:border-top="none" fo:border-bottom="0.05pt solid #eeeeee"/>
    </style:style>
    <style:style style:name="Table7.B5" style:family="table-cell">
      <style:table-cell-properties fo:padding="0.049cm" fo:border-left="0.05pt solid #eeeeee" fo:border-right="none" fo:border-top="none" fo:border-bottom="0.05pt solid #eeeeee"/>
    </style:style>
    <style:style style:name="Table7.C5" style:family="table-cell">
      <style:table-cell-properties fo:padding="0.049cm" fo:border-left="0.05pt solid #eeeeee" fo:border-right="none" fo:border-top="none" fo:border-bottom="0.05pt solid #eeeeee"/>
    </style:style>
    <style:style style:name="Table7.D5" style:family="table-cell">
      <style:table-cell-properties fo:padding="0.049cm" fo:border-left="0.05pt solid #eeeeee" fo:border-right="0.05pt solid #eeeeee" fo:border-top="none" fo:border-bottom="0.05pt solid #eeeeee"/>
    </style:style>
    <style:style style:name="Table7.A6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7.B6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7.C6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7.D6" style:family="table-cell">
      <style:table-cell-properties fo:background-color="#eeeeee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7.A7" style:family="table-cell">
      <style:table-cell-properties fo:padding="0.049cm" fo:border-left="0.05pt solid #eeeeee" fo:border-right="none" fo:border-top="none" fo:border-bottom="0.05pt solid #eeeeee"/>
    </style:style>
    <style:style style:name="Table7.B7" style:family="table-cell">
      <style:table-cell-properties fo:padding="0.049cm" fo:border-left="0.05pt solid #eeeeee" fo:border-right="none" fo:border-top="none" fo:border-bottom="0.05pt solid #eeeeee"/>
    </style:style>
    <style:style style:name="Table7.C7" style:family="table-cell">
      <style:table-cell-properties fo:padding="0.049cm" fo:border-left="0.05pt solid #eeeeee" fo:border-right="none" fo:border-top="none" fo:border-bottom="0.05pt solid #eeeeee"/>
    </style:style>
    <style:style style:name="Table7.D7" style:family="table-cell">
      <style:table-cell-properties fo:padding="0.049cm" fo:border-left="0.05pt solid #eeeeee" fo:border-right="0.05pt solid #eeeeee" fo:border-top="none" fo:border-bottom="0.05pt solid #eeeeee"/>
    </style:style>
    <style:style style:name="Table4" style:family="table">
      <style:table-properties style:width="9.252cm" table:align="margins"/>
    </style:style>
    <style:style style:name="Table4.A" style:family="table-column">
      <style:table-column-properties style:column-width="1.191cm" style:rel-column-width="675*"/>
    </style:style>
    <style:style style:name="Table4.B" style:family="table-column">
      <style:table-column-properties style:column-width="2.514cm" style:rel-column-width="1425*"/>
    </style:style>
    <style:style style:name="Table4.C" style:family="table-column">
      <style:table-column-properties style:column-width="2.404cm" style:rel-column-width="1363*"/>
    </style:style>
    <style:style style:name="Table4.D" style:family="table-column">
      <style:table-column-properties style:column-width="3.143cm" style:rel-column-width="1782*"/>
    </style:style>
    <style:style style:name="Table4.A1" style:family="table-cell">
      <style:table-cell-properties style:vertical-align="bottom" fo:background-color="#666666" fo:padding="0.049cm" fo:border-left="0.05pt solid #eeeeee" fo:border-right="none" fo:border-top="0.05pt solid #eeeeee" fo:border-bottom="0.05pt solid #eeeeee">
        <style:background-image/>
      </style:table-cell-properties>
    </style:style>
    <style:style style:name="Table4.B1" style:family="table-cell">
      <style:table-cell-properties fo:background-color="#666666" fo:padding="0.049cm" fo:border="0.05pt solid #eeeeee">
        <style:background-image/>
      </style:table-cell-properties>
    </style:style>
    <style:style style:name="Table4.A2" style:family="table-cell">
      <style:table-cell-properties fo:background-color="#666666" fo:padding="0.049cm" fo:border-left="0.05pt solid #eeeeee" fo:border-right="none" fo:border-top="none" fo:border-bottom="0.05pt solid #eeeeee">
        <style:background-image/>
      </style:table-cell-properties>
    </style:style>
    <style:style style:name="Table4.B2" style:family="table-cell">
      <style:table-cell-properties fo:background-color="#666666" fo:padding="0.049cm" fo:border-left="0.05pt solid #eeeeee" fo:border-right="none" fo:border-top="none" fo:border-bottom="0.05pt solid #eeeeee">
        <style:background-image/>
      </style:table-cell-properties>
    </style:style>
    <style:style style:name="Table4.C2" style:family="table-cell">
      <style:table-cell-properties fo:background-color="#666666" fo:padding="0.049cm" fo:border-left="0.05pt solid #eeeeee" fo:border-right="none" fo:border-top="none" fo:border-bottom="0.05pt solid #eeeeee">
        <style:background-image/>
      </style:table-cell-properties>
    </style:style>
    <style:style style:name="Table4.D2" style:family="table-cell">
      <style:table-cell-properties fo:background-color="#666666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4.A3" style:family="table-cell">
      <style:table-cell-properties fo:padding="0.049cm" fo:border-left="0.05pt solid #eeeeee" fo:border-right="none" fo:border-top="none" fo:border-bottom="0.05pt solid #eeeeee"/>
    </style:style>
    <style:style style:name="Table4.B3" style:family="table-cell">
      <style:table-cell-properties fo:padding="0.049cm" fo:border-left="0.05pt solid #eeeeee" fo:border-right="none" fo:border-top="none" fo:border-bottom="0.05pt solid #eeeeee"/>
    </style:style>
    <style:style style:name="Table4.C3" style:family="table-cell">
      <style:table-cell-properties fo:padding="0.049cm" fo:border-left="0.05pt solid #eeeeee" fo:border-right="none" fo:border-top="none" fo:border-bottom="0.05pt solid #eeeeee"/>
    </style:style>
    <style:style style:name="Table4.D3" style:family="table-cell">
      <style:table-cell-properties fo:padding="0.049cm" fo:border-left="0.05pt solid #eeeeee" fo:border-right="0.05pt solid #eeeeee" fo:border-top="none" fo:border-bottom="0.05pt solid #eeeeee"/>
    </style:style>
    <style:style style:name="Table4.A4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4.B4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4.C4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4.D4" style:family="table-cell">
      <style:table-cell-properties fo:background-color="#eeeeee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4.A5" style:family="table-cell">
      <style:table-cell-properties fo:padding="0.049cm" fo:border-left="0.05pt solid #eeeeee" fo:border-right="none" fo:border-top="none" fo:border-bottom="0.05pt solid #eeeeee"/>
    </style:style>
    <style:style style:name="Table4.B5" style:family="table-cell">
      <style:table-cell-properties fo:padding="0.049cm" fo:border-left="0.05pt solid #eeeeee" fo:border-right="none" fo:border-top="none" fo:border-bottom="0.05pt solid #eeeeee"/>
    </style:style>
    <style:style style:name="Table4.C5" style:family="table-cell">
      <style:table-cell-properties fo:padding="0.049cm" fo:border-left="0.05pt solid #eeeeee" fo:border-right="none" fo:border-top="none" fo:border-bottom="0.05pt solid #eeeeee"/>
    </style:style>
    <style:style style:name="Table4.D5" style:family="table-cell">
      <style:table-cell-properties fo:padding="0.049cm" fo:border-left="0.05pt solid #eeeeee" fo:border-right="0.05pt solid #eeeeee" fo:border-top="none" fo:border-bottom="0.05pt solid #eeeeee"/>
    </style:style>
    <style:style style:name="Table4.A6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4.B6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4.C6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4.D6" style:family="table-cell">
      <style:table-cell-properties fo:background-color="#eeeeee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3" style:family="table">
      <style:table-properties style:width="9.252cm" table:align="margins" style:may-break-between-rows="false"/>
    </style:style>
    <style:style style:name="Table3.A" style:family="table-column">
      <style:table-column-properties style:column-width="7.251cm" style:rel-column-width="4111*"/>
    </style:style>
    <style:style style:name="Table3.B" style:family="table-column">
      <style:table-column-properties style:column-width="2cm" style:rel-column-width="1134*"/>
    </style:style>
    <style:style style:name="Table3.A1" style:family="table-cell">
      <style:table-cell-properties style:writing-mode="page"/>
    </style:style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14cad33"/>
    </style:style>
    <style:style style:name="P2" style:family="paragraph" style:parent-style-name="Standard">
      <style:text-properties fo:color="#650953" style:font-name="Liberation Mono" officeooo:rsid="0151fb8c" officeooo:paragraph-rsid="02445465"/>
    </style:style>
    <style:style style:name="P3" style:family="paragraph" style:parent-style-name="Standard">
      <style:text-properties fo:color="#650953" style:font-name="Liberation Mono" officeooo:rsid="015211b7" officeooo:paragraph-rsid="015211b7"/>
    </style:style>
    <style:style style:name="P4" style:family="paragraph" style:parent-style-name="Standard">
      <style:text-properties fo:color="#650953" style:font-name="Liberation Mono" officeooo:rsid="015211b7" officeooo:paragraph-rsid="02414268"/>
    </style:style>
    <style:style style:name="P5" style:family="paragraph" style:parent-style-name="Standard">
      <style:text-properties fo:color="#650953" style:text-position="0% 100%" style:font-name="Liberation Mono" officeooo:rsid="015a3f0d" officeooo:paragraph-rsid="01596556"/>
    </style:style>
    <style:style style:name="P6" style:family="paragraph" style:parent-style-name="Standard">
      <style:text-properties fo:color="#650953" style:text-position="0% 100%" style:font-name="Liberation Mono" officeooo:rsid="015211b7" officeooo:paragraph-rsid="015211b7"/>
    </style:style>
    <style:style style:name="P7" style:family="paragraph" style:parent-style-name="Standard">
      <style:text-properties fo:color="#650953" style:text-position="0% 100%" style:font-name="Liberation Mono" officeooo:rsid="015211b7" officeooo:paragraph-rsid="02414268"/>
    </style:style>
    <style:style style:name="P8" style:family="paragraph" style:parent-style-name="Standard">
      <style:text-properties fo:color="#650953" style:text-position="0% 100%" style:font-name="Liberation Mono" officeooo:rsid="015479b7" officeooo:paragraph-rsid="0153723e"/>
    </style:style>
    <style:style style:name="P9" style:family="paragraph" style:parent-style-name="Standard">
      <style:text-properties fo:color="#650953" style:text-position="0% 100%" style:font-name="Liberation Mono" officeooo:rsid="015479b7" officeooo:paragraph-rsid="02414268"/>
    </style:style>
    <style:style style:name="P10" style:family="paragraph" style:parent-style-name="Standard">
      <style:text-properties fo:color="#650953" style:text-position="0% 100%" style:font-name="Liberation Mono" officeooo:rsid="02415f35" officeooo:paragraph-rsid="024b5d73"/>
    </style:style>
    <style:style style:name="P11" style:family="paragraph" style:parent-style-name="Standard">
      <style:text-properties officeooo:paragraph-rsid="0133f515"/>
    </style:style>
    <style:style style:name="P12" style:family="paragraph" style:parent-style-name="Standard">
      <style:text-properties officeooo:paragraph-rsid="017b3e6e"/>
    </style:style>
    <style:style style:name="P13" style:family="paragraph" style:parent-style-name="Standard">
      <style:text-properties officeooo:paragraph-rsid="02414268"/>
    </style:style>
    <style:style style:name="P14" style:family="paragraph" style:parent-style-name="Standard">
      <style:text-properties officeooo:paragraph-rsid="01eb3390"/>
    </style:style>
    <style:style style:name="P15" style:family="paragraph" style:parent-style-name="Standard">
      <style:text-properties officeooo:paragraph-rsid="0375e971"/>
    </style:style>
    <style:style style:name="P1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officeooo:paragraph-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officeooo:paragraph-rsid="01fd90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fd90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05ee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0e80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729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7dc2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e44925" officeooo:paragraph-rsid="01e449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e44925" officeooo:paragraph-rsid="01fd90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a3f22" officeooo:paragraph-rsid="01aa3f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70e85c" officeooo:paragraph-rsid="0270e8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cf365" officeooo:paragraph-rsid="009cf3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text-properties fo:color="#650953" style:font-name="Liberation Mono"/>
    </style:style>
    <style:style style:name="P31" style:family="paragraph" style:parent-style-name="Table_20_Contents">
      <style:text-properties fo:color="#650953" style:font-name="Liberation Mono" officeooo:rsid="015211b7" officeooo:paragraph-rsid="015211b7"/>
    </style:style>
    <style:style style:name="P32" style:family="paragraph" style:parent-style-name="Table_20_Contents">
      <style:text-properties fo:color="#650953" style:font-name="Liberation Mono" officeooo:rsid="015211b7" officeooo:paragraph-rsid="0153629c"/>
    </style:style>
    <style:style style:name="P33" style:family="paragraph" style:parent-style-name="Table_20_Contents">
      <style:text-properties fo:color="#650953" style:font-name="Liberation Mono" officeooo:rsid="015211b7" officeooo:paragraph-rsid="02414268"/>
    </style:style>
    <style:style style:name="P34" style:family="paragraph" style:parent-style-name="Table_20_Contents">
      <style:text-properties fo:color="#650953" style:font-name="Liberation Mono" officeooo:paragraph-rsid="02414268"/>
    </style:style>
    <style:style style:name="P35" style:family="paragraph" style:parent-style-name="Table_20_Contents">
      <style:text-properties fo:color="#650953" style:text-position="0% 100%" style:font-name="Liberation Mono" officeooo:rsid="0153723e" officeooo:paragraph-rsid="0153723e"/>
    </style:style>
    <style:style style:name="P36" style:family="paragraph" style:parent-style-name="Table_20_Contents">
      <style:text-properties fo:color="#650953" style:text-position="0% 100%" style:font-name="Liberation Mono" officeooo:rsid="0246d830" officeooo:paragraph-rsid="0246d830"/>
    </style:style>
    <style:style style:name="P37" style:family="paragraph" style:parent-style-name="Table_20_Contents">
      <style:paragraph-properties fo:text-align="start" style:justify-single-word="false"/>
      <style:text-properties fo:color="#127622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ac1caf" officeooo:paragraph-rsid="01ac1c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56a1fe" officeooo:paragraph-rsid="0256a1f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47f94" officeooo:paragraph-rsid="02047f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47f94" officeooo:paragraph-rsid="01ac1c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57e11c" officeooo:paragraph-rsid="0257e1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60d41" officeooo:paragraph-rsid="01060d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c096c" officeooo:paragraph-rsid="020c09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5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cacd2" officeooo:paragraph-rsid="020cac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6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5c972e" officeooo:paragraph-rsid="025c97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7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97977d" officeooo:paragraph-rsid="009797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8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9cf365" officeooo:paragraph-rsid="009cf3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9" style:family="paragraph" style:parent-style-name="Footnote">
      <style:text-properties officeooo:paragraph-rsid="03d3d904"/>
    </style:style>
    <style:style style:name="P50" style:family="paragraph" style:parent-style-name="Header">
      <style:paragraph-properties fo:text-align="end" style:justify-single-word="false"/>
      <style:text-properties fo:font-style="italic" style:font-style-asian="italic" style:font-style-complex="italic"/>
    </style:style>
    <style:style style:name="P51" style:family="paragraph" style:parent-style-name="Heading_20_1">
      <style:text-properties officeooo:paragraph-rsid="0169e75d"/>
    </style:style>
    <style:style style:name="P52" style:family="paragraph" style:parent-style-name="Heading_20_1">
      <style:text-properties officeooo:paragraph-rsid="01c37905"/>
    </style:style>
    <style:style style:name="P53" style:family="paragraph" style:parent-style-name="Heading_20_2">
      <style:text-properties officeooo:rsid="02777165" officeooo:paragraph-rsid="02777165"/>
    </style:style>
    <style:style style:name="P54" style:family="paragraph" style:parent-style-name="Heading_20_2">
      <style:text-properties officeooo:paragraph-rsid="01c37905"/>
    </style:style>
    <style:style style:name="P55" style:family="paragraph" style:parent-style-name="Standard" style:list-style-name="L3">
      <style:text-properties officeooo:paragraph-rsid="0312b1ef"/>
    </style:style>
    <style:style style:name="P56" style:family="paragraph" style:parent-style-name="Standard" style:list-style-name="L3">
      <style:text-properties officeooo:paragraph-rsid="037d51d8"/>
    </style:style>
    <style:style style:name="P57" style:family="paragraph" style:parent-style-name="Standard" style:list-style-name="L3">
      <style:text-properties officeooo:paragraph-rsid="038e0810"/>
    </style:style>
    <style:style style:name="P58" style:family="paragraph" style:parent-style-name="Standard" style:list-style-name="L5">
      <style:text-properties officeooo:paragraph-rsid="01e20888"/>
    </style:style>
    <style:style style:name="P59" style:family="paragraph" style:parent-style-name="Standard" style:list-style-name="L5">
      <style:text-properties officeooo:rsid="00266841" officeooo:paragraph-rsid="0027dfd0"/>
    </style:style>
    <style:style style:name="P60" style:family="paragraph" style:parent-style-name="Standard" style:list-style-name="L5">
      <style:text-properties officeooo:rsid="00266841" officeooo:paragraph-rsid="00266841"/>
    </style:style>
    <style:style style:name="P61" style:family="paragraph" style:parent-style-name="Standard" style:list-style-name="L5">
      <style:text-properties officeooo:rsid="00266841" officeooo:paragraph-rsid="010f8fc6"/>
    </style:style>
    <style:style style:name="P62" style:family="paragraph" style:parent-style-name="Standard">
      <style:text-properties officeooo:paragraph-rsid="02ca5f38"/>
    </style:style>
    <style:style style:name="P63" style:family="paragraph" style:parent-style-name="Standard" style:list-style-name="L5">
      <style:text-properties officeooo:rsid="03b8927d" officeooo:paragraph-rsid="03b8927d"/>
    </style:style>
    <style:style style:name="P64" style:family="paragraph" style:parent-style-name="Standard" style:list-style-name="L2"/>
    <style:style style:name="P65" style:family="paragraph" style:parent-style-name="Standard" style:list-style-name="L1"/>
    <style:style style:name="P66" style:family="paragraph" style:parent-style-name="Standard" style:list-style-name="L4"/>
    <style:style style:name="P67" style:family="paragraph" style:parent-style-name="Standard">
      <style:text-properties officeooo:paragraph-rsid="014d0d7a"/>
    </style:style>
    <style:style style:name="P68" style:family="paragraph" style:parent-style-name="Standard">
      <style:text-properties fo:color="#650953" style:text-position="0% 100%" style:font-name="Liberation Mono" officeooo:rsid="015211b7" officeooo:paragraph-rsid="015211b7"/>
    </style:style>
    <style:style style:name="P69" style:family="paragraph" style:parent-style-name="Subtitle">
      <style:text-properties officeooo:paragraph-rsid="040057dd"/>
    </style:style>
    <style:style style:name="P70" style:family="paragraph" style:parent-style-name="Tabella">
      <style:paragraph-properties fo:keep-with-next="always"/>
    </style:style>
    <style:style style:name="P71" style:family="paragraph" style:parent-style-name="Table_20_Contents">
      <style:text-properties fo:color="#650953" style:font-name="Liberation Mono" officeooo:rsid="015211b7" officeooo:paragraph-rsid="0153629c"/>
    </style:style>
    <style:style style:name="T1" style:family="text">
      <style:text-properties officeooo:rsid="0027dfd0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00d0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279f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font-name="Liberation Sans" fo:font-size="15.5pt" fo:font-weight="bold" officeooo:rsid="03c581c3" style:font-name-asian="Microsoft YaHei" style:font-size-asian="28pt" style:font-weight-asian="bold" style:font-name-complex="Arial" style:font-size-complex="28pt" style:font-weight-complex="bold"/>
    </style:style>
    <style:style style:name="T6" style:family="text">
      <style:text-properties fo:color="#127622"/>
    </style:style>
    <style:style style:name="T7" style:family="text">
      <style:text-properties fo:color="#55215b"/>
    </style:style>
    <style:style style:name="T8" style:family="text">
      <style:text-properties fo:color="#b85c00"/>
    </style:style>
    <style:style style:name="T9" style:family="text">
      <style:text-properties fo:color="#650953"/>
    </style:style>
    <style:style style:name="T10" style:family="text">
      <style:text-properties fo:color="#706e0c"/>
    </style:style>
    <style:style style:name="T11" style:family="text">
      <style:text-properties fo:color="#f10d0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officeooo:rsid="00deb60c"/>
    </style:style>
    <style:style style:name="T14" style:family="text">
      <style:text-properties officeooo:rsid="010f8fc6"/>
    </style:style>
    <style:style style:name="T15" style:family="text">
      <style:text-properties officeooo:rsid="00941058"/>
    </style:style>
    <style:style style:name="T16" style:family="text">
      <style:text-properties officeooo:rsid="011eee5d"/>
    </style:style>
    <style:style style:name="T17" style:family="text">
      <style:text-properties officeooo:rsid="0139decc"/>
    </style:style>
    <style:style style:name="T18" style:family="text">
      <style:text-properties officeooo:rsid="013b3eea"/>
    </style:style>
    <style:style style:name="T19" style:family="text">
      <style:text-properties officeooo:rsid="014b11f6"/>
    </style:style>
    <style:style style:name="T20" style:family="text">
      <style:text-properties officeooo:rsid="014cad33"/>
    </style:style>
    <style:style style:name="T21" style:family="text">
      <style:text-properties officeooo:rsid="015211b7"/>
    </style:style>
    <style:style style:name="T22" style:family="text">
      <style:text-properties officeooo:rsid="01605e2f"/>
    </style:style>
    <style:style style:name="T23" style:family="text">
      <style:text-properties officeooo:rsid="017a0e0e"/>
    </style:style>
    <style:style style:name="T24" style:family="text">
      <style:text-properties officeooo:rsid="017b3e6e"/>
    </style:style>
    <style:style style:name="T25" style:family="text">
      <style:text-properties officeooo:rsid="01aa3f22"/>
    </style:style>
    <style:style style:name="T26" style:family="text">
      <style:text-properties officeooo:rsid="01ad4272"/>
    </style:style>
    <style:style style:name="T27" style:family="text">
      <style:text-properties officeooo:rsid="01bd57ef"/>
    </style:style>
    <style:style style:name="T28" style:family="text">
      <style:text-properties officeooo:rsid="01be5d9a"/>
    </style:style>
    <style:style style:name="T29" style:family="text">
      <style:text-properties officeooo:rsid="01bfbb81"/>
    </style:style>
    <style:style style:name="T30" style:family="text">
      <style:text-properties officeooo:rsid="01c16d17"/>
    </style:style>
    <style:style style:name="T31" style:family="text">
      <style:text-properties officeooo:rsid="01e00fd3"/>
    </style:style>
    <style:style style:name="T32" style:family="text">
      <style:text-properties officeooo:rsid="01e1eb14"/>
    </style:style>
    <style:style style:name="T33" style:family="text">
      <style:text-properties officeooo:rsid="01e20888"/>
    </style:style>
    <style:style style:name="T34" style:family="text">
      <style:text-properties officeooo:rsid="01e2c268"/>
    </style:style>
    <style:style style:name="T35" style:family="text">
      <style:text-properties officeooo:rsid="01e7c56e"/>
    </style:style>
    <style:style style:name="T36" style:family="text">
      <style:text-properties officeooo:rsid="01ed2299"/>
    </style:style>
    <style:style style:name="T37" style:family="text">
      <style:text-properties officeooo:rsid="01f51711"/>
    </style:style>
    <style:style style:name="T38" style:family="text">
      <style:text-properties officeooo:rsid="01f63035"/>
    </style:style>
    <style:style style:name="T39" style:family="text">
      <style:text-properties officeooo:rsid="01fc09d8"/>
    </style:style>
    <style:style style:name="T40" style:family="text">
      <style:text-properties officeooo:rsid="020ff044"/>
    </style:style>
    <style:style style:name="T41" style:family="text">
      <style:text-properties officeooo:rsid="02163986"/>
    </style:style>
    <style:style style:name="T42" style:family="text">
      <style:text-properties officeooo:rsid="02270d27"/>
    </style:style>
    <style:style style:name="T43" style:family="text">
      <style:text-properties officeooo:rsid="02279f5d"/>
    </style:style>
    <style:style style:name="T44" style:family="text">
      <style:text-properties officeooo:rsid="022cad00"/>
    </style:style>
    <style:style style:name="T45" style:family="text">
      <style:text-properties officeooo:rsid="02583260"/>
    </style:style>
    <style:style style:name="T46" style:family="text">
      <style:text-properties officeooo:rsid="027389d3"/>
    </style:style>
    <style:style style:name="T47" style:family="text">
      <style:text-properties officeooo:rsid="027dc2ed"/>
    </style:style>
    <style:style style:name="T48" style:family="text">
      <style:text-properties officeooo:rsid="02e54909"/>
    </style:style>
    <style:style style:name="T49" style:family="text">
      <style:text-properties officeooo:rsid="02fe8a0c"/>
    </style:style>
    <style:style style:name="T50" style:family="text">
      <style:text-properties officeooo:rsid="0304a09c"/>
    </style:style>
    <style:style style:name="T51" style:family="text">
      <style:text-properties officeooo:rsid="03052747"/>
    </style:style>
    <style:style style:name="T52" style:family="text">
      <style:text-properties officeooo:rsid="01df58a4"/>
    </style:style>
    <style:style style:name="T53" style:family="text">
      <style:text-properties officeooo:rsid="032227cc"/>
    </style:style>
    <style:style style:name="T54" style:family="text">
      <style:text-properties officeooo:rsid="03276fc8"/>
    </style:style>
    <style:style style:name="T55" style:family="text">
      <style:text-properties officeooo:rsid="01eb3390"/>
    </style:style>
    <style:style style:name="T56" style:family="text">
      <style:text-properties officeooo:rsid="037902e5"/>
    </style:style>
    <style:style style:name="T57" style:family="text">
      <style:text-properties officeooo:rsid="038e0810"/>
    </style:style>
    <style:style style:name="T58" style:family="text">
      <style:text-properties officeooo:rsid="0151fb8c"/>
    </style:style>
    <style:style style:name="T59" style:family="text">
      <style:text-properties style:text-position="super 58%" fo:font-style="italic" style:font-style-asian="italic" style:font-style-complex="italic"/>
    </style:style>
    <style:style style:name="T60" style:family="text">
      <style:text-properties officeooo:rsid="03d040ca"/>
    </style:style>
    <style:style style:name="T61" style:family="text">
      <style:text-properties officeooo:rsid="03d9cb9d"/>
    </style:style>
    <style:style style:name="T62" style:family="text">
      <style:text-properties fo:font-size="9pt" fo:font-style="italic" officeooo:rsid="03da2fc5" style:font-style-asian="italic" style:font-style-complex="italic"/>
    </style:style>
    <style:style style:name="T63" style:family="text">
      <style:text-properties officeooo:rsid="03de28f6"/>
    </style:style>
    <style:style style:name="T64" style:family="text">
      <style:text-properties officeooo:rsid="03f9e19a"/>
    </style:style>
    <style:style style:name="T65" style:family="text">
      <style:text-properties officeooo:rsid="03fd708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false" draw:ole-draw-aspect="1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  <text:sequence-decl text:display-outline-level="0" text:name="Tabella"/>
      </text:sequence-decls>
      <text:p text:style-name="Title">Algoritmi per la risoluzione del <text:span text:style-name="T5">TSP</text:span></text:p>
      <text:p text:style-name="P69">Michele Maione – 931468 – <text:a xlink:type="simple" xlink:href="mailto:michele.maione@studenti.unimi.it" text:style-name="Internet_20_link" text:visited-style-name="Visited_20_Internet_20_Link">michele.maione@studenti.unimi.it</text:a>. Ottimizzazione Combinatoria, A/A 2019-2020, Università degli Studi di Milano, via Celoria 18, Milano, Italia.</text:p>
      <text:h text:style-name="Heading_20_1" text:outline-level="1">Abstract</text:h>
      <text:p text:style-name="Standard">Per la risoluzione del TSP ho implementato gli algoritmi di approssimazione con rilassamento lagrangiano di Held–Karp[<text:bookmark-ref text:reference-format="number" text:ref-name="__RefNumPara__3047_3829942771">4</text:bookmark-ref>] e di Volgenant–Jonker[<text:bookmark-ref text:reference-format="number" text:ref-name="__RefNumPara__3051_3829942771">5</text:bookmark-ref>], l’algoritmo di Christofides[<text:bookmark-ref text:reference-format="number" text:ref-name="__RefNumPara__3049_3829942771">6</text:bookmark-ref>] (1,5–approssimato), un algoritmo 2–approssimato[<text:bookmark-ref text:reference-format="number" text:ref-name="__RefNumPara__3053_3829942771">1</text:bookmark-ref>] (Thomas Cormen) e <text:span text:style-name="T64">quello</text:span> di programmazione dinamica di Held–Karp[<text:bookmark-ref text:reference-format="number" text:ref-name="__RefNumPara__3045_3829942771">3</text:bookmark-ref>] (per un confronto preciso su piccole topologie).</text:p>
      <text:h text:style-name="P51" text:outline-level="1">Introduzione</text:h>
      <text:p text:style-name="P1"><text:span text:style-name="T15">Il problema del commesso viaggiatore </text:span><text:span text:style-name="T17">(TSP, Traveling Salesman Problem) </text:span><text:span text:style-name="T19">è trovare il percorso minimo passante per un insieme di città, tale che, si passi una ed una sola volta per la stessa città, e si ritorni alla città di partenza. </text:span><text:span text:style-name="T20">O</text:span><text:span text:style-name="T15">rigina</text:span><text:span text:style-name="T20">riamente</text:span><text:span text:style-name="T15">, il problema era trovare il tour più breve di tutte le capitali degli Stati Uniti.</text:span></text:p>
      <text:p text:style-name="P67"><text:span text:style-name="T19">Matematicam</text:span>ente può essere rappresentato come un grafo pesato. Se il grafo è diretto allora il TSP è definito asimmetrico. Lo scopo consiste nel trovare un ciclo hamiltoniano a costo minimo sul grafo, questo <text:s/>è un problema NP-completo, e viene quindi, principalmente, calcolato tramite approssimazione.</text:p>
      <text:h text:style-name="Heading_20_2" text:outline-level="2">Modello matematico</text:h>
      <text:p text:style-name="P62">Ad ogni arco del grafo <text:span text:style-name="T12">G = (V, E)</text:span> è associato un peso <text:span text:style-name="T12">c</text:span>, e una variabile booleana <text:span text:style-name="T12">x</text:span> che indica se l’arco appartiene al percorso. La formulazione mat<text:span text:style-name="T21">ematica del </text:span><text:span text:style-name="T58">problema, </text:span><text:span text:style-name="T65">fornita da Dantzig–Fulkerson–Johnson,</text:span><text:span text:style-name="T58"> </text:span><text:span text:style-name="T21">è: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"><draw:frame draw:style-name="fr1" draw:name="Object27" text:anchor-type="as-char" svg:y="-0.713cm" svg:width="2.879cm" svg:height="1.139cm" draw:z-index="0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  <table:table-cell table:style-name="Table6.A1" office:value-type="string">
            <text:p text:style-name="P30"><draw:frame draw:style-name="fr1" draw:name="Object3" text:anchor-type="as-char" svg:y="-0.386cm" svg:width="1.192cm" svg:height="0.506cm" draw:z-index="29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</table:table-row>
        <table:table-row>
          <table:table-cell table:style-name="Table6.A1" office:value-type="string">
            <text:p text:style-name="P3"><draw:frame draw:style-name="fr1" draw:name="Object30" text:anchor-type="as-char" svg:y="-0.377cm" svg:width="1.065cm" svg:height="0.467cm" draw:z-index="1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/table:table-cell>
          <table:table-cell table:style-name="Table6.A1" office:value-type="string">
            <text:p text:style-name="P30"/>
          </table:table-cell>
        </table:table-row>
        <table:table-row>
          <table:table-cell table:style-name="Table6.A1" office:value-type="string">
            <text:p text:style-name="P6"><draw:frame draw:style-name="fr1" draw:name="Object34" text:anchor-type="as-char" svg:y="-0.713cm" svg:width="1.707cm" svg:height="1.139cm" draw:z-index="2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  <table:table-cell table:style-name="Table6.A1" office:value-type="string">
            <text:p text:style-name="P32"><draw:frame draw:style-name="fr1" draw:name="Object29" text:anchor-type="as-char" svg:y="-0.386cm" svg:width="2.671cm" svg:height="0.506cm" draw:z-index="3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</table:table-row>
        <table:table-row>
          <table:table-cell table:style-name="Table6.A1" office:value-type="string">
            <text:p text:style-name="P6"><draw:frame draw:style-name="fr1" draw:name="Object8" text:anchor-type="as-char" svg:y="-0.713cm" svg:width="1.707cm" svg:height="1.139cm" draw:z-index="30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6.A1" office:value-type="string">
            <text:p text:style-name="P32"><draw:frame draw:style-name="fr1" draw:name="Object9" text:anchor-type="as-char" svg:y="-0.386cm" svg:width="2.602cm" svg:height="0.506cm" draw:z-index="31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</table:table-row>
        <table:table-row>
          <table:table-cell table:style-name="Table6.A1" office:value-type="string">
            <text:p text:style-name="P6"><draw:frame draw:style-name="fr1" draw:name="Object33" text:anchor-type="as-char" svg:y="-0.432cm" svg:width="2.986cm" svg:height="0.861cm" draw:z-index="4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/table:table-cell>
          <table:table-cell table:style-name="Table6.A1" office:value-type="string">
            <text:p text:style-name="P31"><draw:frame draw:style-name="fr1" draw:name="Object28" text:anchor-type="as-char" svg:y="-0.386cm" svg:width="5.038cm" svg:height="0.506cm" draw:z-index="5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</table:table-row>
        <table:table-row>
          <table:table-cell table:style-name="Table6.A1" office:value-type="string">
            <text:p text:style-name="P8"><draw:frame draw:style-name="fr1" draw:name="Object31" text:anchor-type="as-char" svg:y="-0.377cm" svg:width="1.753cm" svg:height="0.531cm" draw:z-index="6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</table:table-cell>
          <table:table-cell table:style-name="Table6.A1" office:value-type="string">
            <text:p text:style-name="P35"><draw:frame draw:style-name="fr1" draw:name="Object32" text:anchor-type="as-char" svg:y="-0.386cm" svg:width="1.794cm" svg:height="0.506cm" draw:z-index="7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</table:table-cell>
        </table:table-row>
      </table:table>
      <text:h text:style-name="Heading_20_1" text:outline-level="1">Algoritmo D.P. di Held–Karp</text:h>
      <text:p text:style-name="P15"><text:span text:style-name="T16">L'algoritmo</text:span> Held–Karp, <text:span text:style-name="T16">è un algoritmo di programmazione dinamica proposto nel 1962 per risolvere il TSP. </text:span><text:span text:style-name="T18">L’algoritmo si basa su una proprietà del TSP: o</text:span><text:span text:style-name="T16">gni </text:span><text:span text:style-name="T22">sotto-percorso</text:span><text:span text:style-name="T16"> di un percorso di minima distanza è esso stesso di minima distanza; </text:span><text:span text:style-name="T18">quindi</text:span><text:span text:style-name="T16"> </text:span><text:span text:style-name="T18">c</text:span><text:span text:style-name="T16">alcola le soluzioni di tutti i </text:span><text:span text:style-name="T22">sotto-problemi</text:span><text:span text:style-name="T16"> </text:span><text:span text:style-name="T18">partendo</text:span><text:span text:style-name="T16"> dal più piccolo. </text:span><text:span text:style-name="T53">Non potendo con</text:span>oscere quali sotto-problemi risolvere, di fatto devono essere risolti tutti. L’algoritmo ha una complessità temporale <text:span text:style-name="T12">O(2</text:span><text:span text:style-name="T59">n</text:span><text:span text:style-name="T12">⋅n</text:span><text:span text:style-name="T59">2</text:span><text:span text:style-name="T12">)</text:span> e una complessità spaziale di <text:span text:style-name="T12">O(2</text:span><text:span text:style-name="T59">n</text:span><text:span text:style-name="T12">⋅√n)</text:span>.</text:p>
      <text:h text:style-name="Heading_20_2" text:outline-level="2">Ottimizzazione</text:h>
      <text:p text:style-name="Standard">Ci sono due ottimizzazioni spaziali che possono essere fatte durante l’esecuzione:</text:p>
      <text:list xml:id="list2412576800" text:style-name="L1">
        <text:list-item>
          <text:p text:style-name="P65">Alla fine dell’elaborazione di una cardinalità <text:span text:style-name="T12">s</text:span>, si possono eliminare gli elementi della cardinalità <text:span text:style-name="T12">s – 2</text:span>, portando l’algoritmo ad una complessità spaziale da <text:span text:style-name="T12">O(2</text:span><text:span text:style-name="T59">n</text:span><text:span text:style-name="T12">⋅n)</text:span> a <text:span text:style-name="T12">O(2</text:span><text:span text:style-name="T59">n</text:span><text:span text:style-name="T12">⋅√n)</text:span>;</text:p>
        </text:list-item>
        <text:list-item>
          <text:p text:style-name="P65">Prima dell’elaborazione di un set, si possono eliminare gli elementi appartenenti alla cardinalità <text:span text:style-name="T12">s – 1</text:span>, che hanno il primo elemento minore dal primo elemento del set attuale, riducendo del 15% la memoria utilizzata.</text:p>
        </text:list-item>
      </text:list>
      <text:p text:style-name="Standard">Nella seguente tabella di esempio di 5 nodi, ho evidenziato con colori diversi i set di nodi che dipendono tra di loro. Resta il fatto che la dipendenza è relativa solo alla cardinalità precedente.</text:p>
      <table:table table:name="Table1" table:style-name="Table1" table:template-name="Default Style">
        <table:table-column table:style-name="Table1.A"/>
        <table:table-column table:style-name="Table1.B"/>
        <table:table-row>
          <table:table-cell table:style-name="Table1.A1" office:value-type="string">
            <text:p text:style-name="P48">Cardinalità</text:p>
          </table:table-cell>
          <table:table-cell table:style-name="Table1.B1" office:value-type="string">
            <text:p text:style-name="P47">Set</text:p>
          </table:table-cell>
        </table:table-row>
        <table:table-row>
          <table:table-cell table:style-name="Table1.A4" office:value-type="string">
            <text:p text:style-name="P28">1</text:p>
          </table:table-cell>
          <table:table-cell table:style-name="Table1.B2" office:value-type="string">
            <text:p text:style-name="P29"><text:span text:style-name="T6">{1},</text:span> <text:span text:style-name="T9">{2}</text:span>, <text:span text:style-name="T8">{3}</text:span>, <text:span text:style-name="T10">{4}</text:span>, <text:span text:style-name="T11">{5}</text:span></text:p>
          </table:table-cell>
        </table:table-row>
        <table:table-row>
          <table:table-cell table:style-name="Table1.A3" office:value-type="string">
            <text:p text:style-name="P28">2</text:p>
          </table:table-cell>
          <table:table-cell table:style-name="Table1.B3" office:value-type="string">
            <text:p text:style-name="P29"><text:span text:style-name="T6">{1,2}, {1,3}, {1,4}, {1,5},</text:span> <text:span text:style-name="T7">{2,3}, {2,4}, {2,5},</text:span> <text:span text:style-name="T8">{3,4}, {3,5}, </text:span><text:span text:style-name="T10">{4,5}</text:span></text:p>
          </table:table-cell>
        </table:table-row>
        <table:table-row>
          <table:table-cell table:style-name="Table1.A4" office:value-type="string">
            <text:p text:style-name="P28">3</text:p>
          </table:table-cell>
          <table:table-cell table:style-name="Table1.B4" office:value-type="string">
            <text:p text:style-name="P29"><text:span text:style-name="T6">{1,2,3}, {1,2,4}, {1,2,5}, {1,3,4}, {1,3,5}, {1,4,5},</text:span> <text:span text:style-name="T7">{2,3,4}, {2,3,5}, {2,4,5},</text:span> <text:span text:style-name="T8">{3,4,5}</text:span></text:p>
          </table:table-cell>
        </table:table-row>
        <table:table-row>
          <table:table-cell table:style-name="Table1.A3" office:value-type="string">
            <text:p text:style-name="P28">4</text:p>
          </table:table-cell>
          <table:table-cell table:style-name="Table1.B3" office:value-type="string">
            <text:p text:style-name="P29"><text:span text:style-name="T6">{1,2,3,4}, {1,2,3,5}, {1,2,4,5}, {1,3,4,5},</text:span> <text:span text:style-name="T9">{2,3,4,5}</text:span></text:p>
          </table:table-cell>
        </table:table-row>
        <table:table-row>
          <table:table-cell table:style-name="Table1.A6" office:value-type="string">
            <text:p text:style-name="P28">5</text:p>
          </table:table-cell>
          <table:table-cell table:style-name="Table1.B6" office:value-type="string">
            <text:p text:style-name="P37">{1,2,3,4,5}</text:p>
          </table:table-cell>
        </table:table-row>
      </table:table>
      <text:h text:style-name="Heading_20_1" text:outline-level="1">Algoritmo di Christofides</text:h>
      <text:p text:style-name="Standard">L'algoritmo Christofides[<text:bookmark-ref text:reference-format="number" text:ref-name="__RefNumPara__3049_3829942771">6</text:bookmark-ref>] è un algoritmo del 1976 per trovare soluzioni approssimative al problema del TSP euclideo. È un algoritmo di approssimazione che garantisce un fattore 3/2 sulla soluzione ottima. L'algoritmo esegue i seguenti passi:</text:p>
      <text:list xml:id="list3272816750" text:style-name="L2">
        <text:list-item>
          <text:p text:style-name="P64">T = albero ricoprente minimo del grafo G;</text:p>
        </text:list-item>
        <text:list-item>
          <text:p text:style-name="P64">O = insieme dei nodi con grado dispari in T;</text:p>
        </text:list-item>
        <text:list-item>
          <text:p text:style-name="P64">S = sotto-grafo indotto di G usando i nodi in O;</text:p>
        </text:list-item>
        <text:list-item>
          <text:p text:style-name="P64">M = accoppiamento perfetto di peso minimo su S;</text:p>
        </text:list-item>
        <text:list-item>
          <text:p text:style-name="P64"><text:soft-page-break/>H = multi-grafo connesso formato dagli archi di T e M;</text:p>
        </text:list-item>
        <text:list-item>
          <text:p text:style-name="P64">C = circuito euleriano su H;</text:p>
        </text:list-item>
        <text:list-item>
          <text:p text:style-name="P64">Z = circuito hamiltoniano da C, saltando i vertici ripetuti.</text:p>
        </text:list-item>
      </text:list>
      <text:p text:style-name="Standard">Z sarà la soluzione del TSP.</text:p>
      <text:h text:style-name="Heading_20_2" text:outline-level="2">Implementazione</text:h>
      <text:p text:style-name="Standard">Gli algoritmi interni utilizzati sono:</text:p>
      <text:list xml:id="list2923490598" text:style-name="L3">
        <text:list-item>
          <text:p text:style-name="P55">MST: <text:span text:style-name="T31">uso l’algoritmo di P</text:span>rim <text:span text:style-name="T12">O(E⋅㏒V)</text:span><text:span text:style-name="T31">;</text:span></text:p>
        </text:list-item>
        <text:list-item>
          <text:p text:style-name="P55">OddVertices: <text:span text:style-name="T31">creo un vettore di vertici di grado</text:span> dispari <text:span text:style-name="T12">O(V)</text:span>;</text:p>
        </text:list-item>
        <text:list-item>
          <text:p text:style-name="P56">PerfectMatching: <text:span text:style-name="T31">ho </text:span><text:span text:style-name="T32">utilizzato</text:span><text:span text:style-name="T31"> </text:span><text:span text:style-name="T56">l’</text:span><text:span text:style-name="T31">algoritmo </text:span><text:span text:style-name="T56">di Edmonds</text:span><text:span text:style-name="T48">[</text:span><text:span text:style-name="T48"><text:bookmark-ref text:reference-format="number" text:ref-name="__RefNumPara__3323_1941675288">7</text:bookmark-ref></text:span><text:span text:style-name="T48">]</text:span><text:span text:style-name="T31"> per calcolare l’accoppiamento perfetto pesato, </text:span><text:span text:style-name="T39">esegui</text:span>to in <text:span text:style-name="T12">O(V</text:span><text:span text:style-name="T59">2</text:span><text:span text:style-name="T12">⋅E)</text:span>;</text:p>
        </text:list-item>
        <text:list-item>
          <text:p text:style-name="P57"><text:span text:style-name="T52">Hamiltonian: </text:span><text:span text:style-name="T37">trovo un circuito euleriano </text:span><text:span text:style-name="T57">e </text:span><text:span text:style-name="T50">lo trasformo in un </text:span><text:span text:style-name="T51">circuito</text:span><text:span text:style-name="T50"> hamiltonian</text:span>o <text:span text:style-name="T12">O(E)</text:span>.</text:p>
        </text:list-item>
      </text:list>
      <text:h text:style-name="Heading_20_1" text:outline-level="1">Algoritmi con rilassamento lagrangiano</text:h>
      <text:p text:style-name="Standard">Gli algoritmi branch and bound con rilassamento lagrangiano di Held–Karp[<text:bookmark-ref text:reference-format="number" text:ref-name="__RefNumPara__3047_3829942771">4</text:bookmark-ref>] e Volgenant–Jonker[<text:bookmark-ref text:reference-format="number" text:ref-name="__RefNumPara__3051_3829942771">5</text:bookmark-ref>], risalgono rispettivamente al 1969 e al 1980. Si basano sul concetto che un ciclo hamiltoniano è un 1–albero in cui ogni vertice ha grado uguale a 2. Il costo di un ciclo hamiltoniano su un grafo connesso e non diretto è maggiore del costo minimo di 1–albero su quel grafo. Dato un tour ottimo<draw:frame draw:style-name="fr3" draw:name="Object20" text:anchor-type="as-char" svg:y="-0.437cm" svg:width="0.836cm" svg:height="0.527cm" draw:z-index="8"><draw:object xlink:href="./Object 20" xlink:type="simple" xlink:show="embed" xlink:actuate="onLoad"/><draw:image xlink:href="./ObjectReplacements/Object 20" xlink:type="simple" xlink:show="embed" xlink:actuate="onLoad"/><svg:desc>formula</svg:desc></draw:frame>e un 1–albero<draw:frame draw:style-name="fr3" draw:name="Object21" text:anchor-type="as-char" svg:y="-0.377cm" svg:width="0.482cm" svg:height="0.467cm" draw:z-index="9"><draw:object xlink:href="./Object 21" xlink:type="simple" xlink:show="embed" xlink:actuate="onLoad"/><draw:image xlink:href="./ObjectReplacements/Object 21" xlink:type="simple" xlink:show="embed" xlink:actuate="onLoad"/><svg:desc>formula</svg:desc></draw:frame>, si ha:<draw:frame draw:style-name="fr3" draw:name="Object19" text:anchor-type="as-char" svg:y="-0.437cm" svg:width="3.581cm" svg:height="0.557cm" draw:z-index="10"><draw:object xlink:href="./Object 19" xlink:type="simple" xlink:show="embed" xlink:actuate="onLoad"/><draw:image xlink:href="./ObjectReplacements/Object 19" xlink:type="simple" xlink:show="embed" xlink:actuate="onLoad"/><svg:desc>formula</svg:desc></draw:frame>. <text:s/>Il rilassamento lagrangiano tenta di migliorare il bound eliminando una parte dei vincoli dal problema originale, inserendoli nella funzione obiettivo. In questo caso si eliminano i vincoli di grado sui vertici<draw:frame draw:style-name="fr3" draw:name="Object25" text:anchor-type="as-char" svg:y="-0.379cm" svg:width="1.729cm" svg:height="0.492cm" draw:z-index="11"><draw:object xlink:href="./Object 25" xlink:type="simple" xlink:show="embed" xlink:actuate="onLoad"/><draw:image xlink:href="./ObjectReplacements/Object 25" xlink:type="simple" xlink:show="embed" xlink:actuate="onLoad"/><svg:desc>formula</svg:desc></draw:frame>, inserendoli nella funzione obiettivo come somma pesata secondo dei moltiplicatori lagrangiani<draw:frame draw:style-name="fr3" draw:name="Object24" text:anchor-type="as-char" svg:y="-0.377cm" svg:width="0.501cm" svg:height="0.531cm" draw:z-index="12"><draw:object xlink:href="./Object 24" xlink:type="simple" xlink:show="embed" xlink:actuate="onLoad"/><draw:image xlink:href="./ObjectReplacements/Object 24" xlink:type="simple" xlink:show="embed" xlink:actuate="onLoad"/></draw:frame>. Nella tabella successiva è possibile notare che tutti i vincoli del problema corrispondono al modello matematico di un 1–albero. Le soluzioni del problema lagrangiano sono tutti gli 1–alberi del grafo.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table:number-columns-spanned="2" office:value-type="string">
            <text:p text:style-name="P10"><draw:frame draw:style-name="fr1" draw:name="Object18" text:anchor-type="as-char" svg:y="-0.432cm" svg:width="7.936cm" svg:height="0.884cm" draw:z-index="16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covered-table-cell/>
        </table:table-row>
        <table:table-row>
          <table:table-cell table:style-name="Table11.A1" office:value-type="string">
            <text:p text:style-name="P4"><draw:frame draw:style-name="fr1" draw:name="Object13" text:anchor-type="as-char" svg:y="-0.377cm" svg:width="1.065cm" svg:height="0.467cm" draw:z-index="17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  <table:table-cell table:style-name="Table11.A1" office:value-type="string">
            <text:p text:style-name="P34"/>
          </table:table-cell>
        </table:table-row>
        <table:table-row>
          <table:table-cell table:style-name="Table11.A1" office:value-type="string">
            <text:p text:style-name="P2"><draw:frame draw:style-name="fr1" draw:name="Object14" text:anchor-type="as-char" svg:y="-0.432cm" svg:width="1.729cm" svg:height="0.861cm" draw:z-index="18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table:style-name="Table11.A1" office:value-type="string">
            <text:p text:style-name="P33"/>
          </table:table-cell>
        </table:table-row>
        <table:table-row>
          <table:table-cell table:style-name="Table11.A1" office:value-type="string">
            <text:p text:style-name="P7"><draw:frame draw:style-name="fr1" draw:name="Object15" text:anchor-type="as-char" svg:y="-0.432cm" svg:width="2.769cm" svg:height="0.884cm" draw:z-index="19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  <table:table-cell table:style-name="Table11.A1" office:value-type="string">
            <text:p text:style-name="P13"><draw:frame draw:style-name="fr3" draw:name="Object12" text:anchor-type="as-char" svg:y="-0.386cm" svg:width="4.17cm" svg:height="0.506cm" draw:z-index="20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</table:table-row>
        <table:table-row>
          <table:table-cell table:style-name="Table11.A1" office:value-type="string">
            <text:p text:style-name="P9"><draw:frame draw:style-name="fr1" draw:name="Object17" text:anchor-type="as-char" svg:y="-0.377cm" svg:width="1.753cm" svg:height="0.531cm" draw:z-index="21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table:style-name="Table11.A1" office:value-type="string">
            <text:p text:style-name="P36"><draw:frame draw:style-name="fr2" draw:name="Object11" text:anchor-type="as-char" svg:y="-0.386cm" svg:width="1.794cm" svg:height="0.506cm" draw:z-index="22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</table:table-row>
      </table:table>
      <text:p text:style-name="Standard">Il valore<draw:frame draw:style-name="fr2" draw:name="Object22" text:anchor-type="as-char" svg:y="-0.386cm" svg:width="1.035cm" svg:height="0.506cm" draw:z-index="13"><draw:object xlink:href="./Object 1" xlink:type="simple" xlink:show="embed" xlink:actuate="onLoad"/><draw:image xlink:href="./ObjectReplacements/Object 1" xlink:type="simple" xlink:show="embed" xlink:actuate="onLoad"/><svg:desc>formula</svg:desc></draw:frame>costituisce un lower bound. Quindi per ottenere un buon lower bound si può cercare di massimizzare<draw:frame draw:style-name="fr2" draw:name="Object23" text:anchor-type="as-char" svg:y="-0.39cm" svg:width="1.035cm" svg:height="0.506cm" draw:z-index="14"><draw:object xlink:href="./Object 2" xlink:type="simple" xlink:show="embed" xlink:actuate="onLoad"/><draw:image xlink:href="./ObjectReplacements/Object 2" xlink:type="simple" xlink:show="embed" xlink:actuate="onLoad"/><svg:desc>formula</svg:desc></draw:frame>. Questa massimizzazione viene effettuata con il metodo del sub-gradiente.</text:p>
      <text:h text:style-name="Heading_20_2" text:outline-level="2">Metodo del sub-gradiente</text:h>
      <text:p text:style-name="Standard">Sia Held–Karp che Volgenant–Jonker propongono una serie di equazioni per il calcolo di una successione di<draw:frame draw:style-name="fr2" draw:name="Object7" text:anchor-type="as-char" svg:y="-0.377cm" svg:width="0.501cm" svg:height="0.531cm" draw:z-index="15"><draw:object xlink:href="./Object 7" xlink:type="simple" xlink:show="embed" xlink:actuate="onLoad"/><draw:image xlink:href="./ObjectReplacements/Object 7" xlink:type="simple" xlink:show="embed" xlink:actuate="onLoad"/><svg:desc>formula</svg:desc></draw:frame>secondo le seguente regole euristiche, tra loro differenti che cambiano leggermente i valori restituiti ma non l’algoritmo. Il parametro <text:span text:style-name="T12">α = 2</text:span> decresce durante l’esecuzione, <text:span text:style-name="T12">M</text:span> è il numero massimo di iterazioni.</text:p>
      <text:p text:style-name="P70">Tabella <text:sequence text:ref-name="refTabella0" text:name="Tabella" text:formula="ooow:Tabella+1" style:num-format="1">1</text:sequence>: Held–Karp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draw:frame draw:style-name="fr2" draw:name="Object4" text:anchor-type="as-char" svg:y="-0.437cm" svg:width="3.524cm" svg:height="0.591cm" draw:z-index="2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3.A1" office:value-type="string">
            <text:p text:style-name="Table_20_Contents"><draw:frame draw:style-name="fr2" draw:name="Object6" text:anchor-type="as-char" svg:y="-0.377cm" svg:width="1.914cm" svg:height="0.531cm" draw:z-index="25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</table:table-row>
        <table:table-row>
          <table:table-cell table:style-name="Table3.A1" office:value-type="string">
            <text:p text:style-name="Table_20_Contents"><draw:frame draw:style-name="fr2" draw:name="Object5" text:anchor-type="as-char" svg:y="-0.711cm" svg:width="3.51cm" svg:height="1.485cm" draw:z-index="2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P70">Tabella <text:sequence text:ref-name="refTabella1" text:name="Tabella" text:formula="ooow:Tabella+1" style:num-format="1">2</text:sequence>: Volgenant–Jonker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Table_20_Contents"><draw:frame draw:style-name="fr2" draw:name="Object36" text:anchor-type="as-char" svg:y="-0.437cm" svg:width="7.168cm" svg:height="0.591cm" draw:z-index="26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  <table:table-cell table:style-name="Table10.A1" office:value-type="string">
            <text:p text:style-name="Table_20_Contents"><draw:frame draw:style-name="fr2" draw:name="Object2" text:anchor-type="as-char" svg:y="-0.377cm" svg:width="1.914cm" svg:height="0.531cm" draw:z-index="28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</table:table-row>
        <table:table-row>
          <table:table-cell table:style-name="Table10.A1" office:value-type="string">
            <text:p text:style-name="Table_20_Contents"><draw:frame draw:style-name="fr2" draw:name="Object1" text:anchor-type="as-char" svg:y="-0.711cm" svg:width="6.031cm" svg:height="1.127cm" draw:z-index="27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10.A1" office:value-type="string">
            <text:p text:style-name="Table_20_Contents"/>
          </table:table-cell>
        </table:table-row>
      </table:table>
      <text:h text:style-name="Heading_20_1" text:outline-level="1">Algoritmo 2–approssimato (<text:span text:style-name="T63">Thomas </text:span>Cormen)</text:h>
      <text:p text:style-name="Standard">L'altro algoritmo che ho codificato è un 2–approssimato che viene eseguito in <text:span text:style-name="T12">Θ(V²)</text:span>. L'algoritmo esegue i seguenti passi:</text:p>
      <text:list xml:id="list612304545" text:style-name="L4">
        <text:list-item>
          <text:p text:style-name="P66">Seleziona un vertice r come radice;</text:p>
        </text:list-item>
        <text:list-item>
          <text:p text:style-name="P66">Usa l’algoritmo di Prim per calcolare un albero di connessione minimo T;</text:p>
        </text:list-item>
        <text:list-item>
          <text:p text:style-name="P66">Sia H una lista di vertice, ordinata in base a quando un vertice viene visitato per primo in un attraversamento anticipato di T;</text:p>
        </text:list-item>
        <text:list-item>
          <text:p text:style-name="P66">Ritorna il ciclo hamiltoniano da H.</text:p>
        </text:list-item>
      </text:list>
      <text:h text:style-name="Heading_20_1" text:outline-level="1">Risultati ottenuti</text:h>
      <text:p text:style-name="P11"><text:span text:style-name="T26">Ho testato su varie </text:span><text:span text:style-name="T36">istanze</text:span><text:span text:style-name="T26"> di grafi euclidei </text:span><text:span text:style-name="T36">casuali</text:span><text:span text:style-name="T26">, </text:span><text:span text:style-name="T41">l</text:span><text:span text:style-name="T26">’errore medio </text:span><text:span text:style-name="T41">per l’algoritmo di Christofides </text:span><text:span text:style-name="T26">è comunque sotto il fattore massimo 3/2</text:span><text:span text:style-name="T23">.</text:span></text:p>
      <table:table table:name="Table7" table:style-name="Table7" table:template-name="Default Style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table:number-rows-spanned="2" office:value-type="string">
            <text:p text:style-name="P38">Nodi</text:p>
          </table:table-cell>
          <table:table-cell table:style-name="Table7.B1" table:number-columns-spanned="3" office:value-type="string">
            <text:p text:style-name="P42">Errore medio</text:p>
          </table:table-cell>
          <table:covered-table-cell/>
          <table:covered-table-cell/>
        </table:table-row>
        <table:table-row>
          <table:covered-table-cell/>
          <table:table-cell table:style-name="Table7.B2" office:value-type="string">
            <text:p text:style-name="P41">Christofides</text:p>
          </table:table-cell>
          <table:table-cell table:style-name="Table7.C2" office:value-type="string">
            <text:p text:style-name="P39">Held–Karp</text:p>
          </table:table-cell>
          <table:table-cell table:style-name="Table7.D2" office:value-type="string">
            <text:p text:style-name="P40"><text:span text:style-name="T40">2–appr</text:span>ossimato</text:p>
          </table:table-cell>
        </table:table-row>
        <table:table-row>
          <table:table-cell table:style-name="Table7.A5" office:value-type="string">
            <text:p text:style-name="P16">4</text:p>
          </table:table-cell>
          <table:table-cell table:style-name="Table7.B5" office:value-type="string">
            <text:p text:style-name="P16"><text:span text:style-name="T42">1,</text:span><text:span text:style-name="T45">00</text:span>%</text:p>
          </table:table-cell>
          <table:table-cell table:style-name="Table7.C5" office:value-type="string">
            <text:p text:style-name="P27">0,00%</text:p>
          </table:table-cell>
          <table:table-cell table:style-name="Table7.D3" office:value-type="string">
            <text:p text:style-name="P17"><text:span text:style-name="T43">1,</text:span><text:span text:style-name="T45">00</text:span>%</text:p>
          </table:table-cell>
        </table:table-row>
        <table:table-row>
          <table:table-cell table:style-name="Table7.A4" office:value-type="string">
            <text:p text:style-name="P24">6</text:p>
          </table:table-cell>
          <table:table-cell table:style-name="Table7.B4" office:value-type="string">
            <text:p text:style-name="P24">4,<text:span text:style-name="T42">5</text:span><text:span text:style-name="T45">0</text:span>%</text:p>
          </table:table-cell>
          <table:table-cell table:style-name="Table7.C4" office:value-type="string">
            <text:p text:style-name="P27">0,00%</text:p>
          </table:table-cell>
          <table:table-cell table:style-name="Table7.D4" office:value-type="string">
            <text:p text:style-name="P25"><text:span text:style-name="T43">18,39</text:span>%</text:p>
          </table:table-cell>
        </table:table-row>
        <table:table-row>
          <table:table-cell table:style-name="Table7.A5" office:value-type="string">
            <text:p text:style-name="P16">10</text:p>
          </table:table-cell>
          <table:table-cell table:style-name="Table7.B5" office:value-type="string">
            <text:p text:style-name="P16"><text:span text:style-name="T42">1</text:span>,<text:span text:style-name="T42">67</text:span>%</text:p>
          </table:table-cell>
          <table:table-cell table:style-name="Table7.C5" office:value-type="string">
            <text:p text:style-name="P27">0,00%</text:p>
          </table:table-cell>
          <table:table-cell table:style-name="Table7.D5" office:value-type="string">
            <text:p text:style-name="P18"><text:span text:style-name="T3">1</text:span><text:span text:style-name="T4">5</text:span><text:span text:style-name="T3">,</text:span><text:span text:style-name="T4">74</text:span><text:span text:style-name="T2">%</text:span></text:p>
          </table:table-cell>
        </table:table-row>
        <table:table-row>
          <table:table-cell table:style-name="Table7.A6" office:value-type="string">
            <text:p text:style-name="P16">15</text:p>
          </table:table-cell>
          <table:table-cell table:style-name="Table7.B6" office:value-type="string">
            <text:p text:style-name="P16"><text:span text:style-name="T35">1</text:span><text:span text:style-name="T42">3</text:span>,7<text:span text:style-name="T42">7</text:span>%</text:p>
          </table:table-cell>
          <table:table-cell table:style-name="Table7.C6" office:value-type="string">
            <text:p text:style-name="P27">0,00%</text:p>
          </table:table-cell>
          <table:table-cell table:style-name="Table7.D6" office:value-type="string">
            <text:p text:style-name="P18"><text:span text:style-name="T3">2</text:span><text:span text:style-name="T4">4</text:span><text:span text:style-name="T3">,</text:span><text:span text:style-name="T4">2</text:span><text:span text:style-name="T3">5</text:span><text:span text:style-name="T2">%</text:span></text:p>
          </table:table-cell>
        </table:table-row>
        <table:table-row>
          <table:table-cell table:style-name="Table7.A7" office:value-type="string">
            <text:p text:style-name="P16">20</text:p>
          </table:table-cell>
          <table:table-cell table:style-name="Table7.B7" office:value-type="string">
            <text:p text:style-name="P19"><text:span text:style-name="T42">4</text:span><text:span text:style-name="T2">,</text:span><text:span text:style-name="T42">84</text:span><text:span text:style-name="T2">%</text:span></text:p>
          </table:table-cell>
          <table:table-cell table:style-name="Table7.C7" office:value-type="string">
            <text:p text:style-name="P27">0,00%</text:p>
          </table:table-cell>
          <table:table-cell table:style-name="Table7.D7" office:value-type="string">
            <text:p text:style-name="P18"><text:span text:style-name="T4">21</text:span><text:span text:style-name="T3">,</text:span><text:span text:style-name="T4">88</text:span><text:span text:style-name="T2">%</text:span></text:p>
          </table:table-cell>
        </table:table-row>
      </table:table>
      <text:p text:style-name="P14"><text:soft-page-break/><text:span text:style-name="T55">Nel seguente grafo da 6 nodi si può notare </text:span><text:span text:style-name="T54">che</text:span><text:span text:style-name="T55"> l’algoritmo di Christofides </text:span><text:span text:style-name="T54">calcola</text:span><text:span text:style-name="T61">re</text:span><text:span text:style-name="T55"> un tour peggiore.</text:span></text:p>
      <text:h text:style-name="Heading_20_3" text:outline-level="3">Tempi d’esecuzione</text:h>
      <text:p text:style-name="Standard">L’algoritmo di Christofides ha complessità temporale <text:span text:style-name="T12">O(V</text:span><text:span text:style-name="T59">2</text:span><text:span text:style-name="T12">⋅E)</text:span> mentre il 2–approssimato <text:span text:style-name="T12">Θ(V²)</text:span>. Di seguito i risultati ottenuti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table:number-rows-spanned="2" office:value-type="string">
              <text:p text:style-name="P43">Nodi</text:p>
            </table:table-cell>
            <table:table-cell table:style-name="Table4.B1" table:number-columns-spanned="3" office:value-type="string">
              <text:p text:style-name="P46">Tempo d’esecuzione</text:p>
            </table:table-cell>
            <table:covered-table-cell/>
            <table:covered-table-cell/>
          </table:table-row>
        </table:table-header-rows>
        <table:table-row>
          <table:covered-table-cell/>
          <table:table-cell table:style-name="Table4.B2" office:value-type="string">
            <text:p text:style-name="P44">Christofides</text:p>
          </table:table-cell>
          <table:table-cell table:style-name="Table4.C2" office:value-type="string">
            <text:p text:style-name="P45">Held–Karp</text:p>
          </table:table-cell>
          <table:table-cell table:style-name="Table4.D2" office:value-type="string">
            <text:p text:style-name="P45"><text:span text:style-name="T44">2–appr</text:span>ossimato</text:p>
          </table:table-cell>
        </table:table-row>
        <table:table-row>
          <table:table-cell table:style-name="Table4.A5" office:value-type="string">
            <text:p text:style-name="P20">2<text:span text:style-name="T25">5</text:span></text:p>
          </table:table-cell>
          <table:table-cell table:style-name="Table4.B5" office:value-type="string">
            <text:p text:style-name="P20">00'0<text:span text:style-name="T25">0</text:span>"<text:span text:style-name="T25">01</text:span></text:p>
          </table:table-cell>
          <table:table-cell table:style-name="Table4.C5" office:value-type="string">
            <text:p text:style-name="P22">00'0<text:span text:style-name="T25">0</text:span>"<text:span text:style-name="T25">01</text:span></text:p>
          </table:table-cell>
          <table:table-cell table:style-name="Table4.D3" office:value-type="string">
            <text:p text:style-name="P21">00'0<text:span text:style-name="T25">0</text:span>"<text:span text:style-name="T25">01</text:span></text:p>
          </table:table-cell>
        </table:table-row>
        <table:table-row>
          <table:table-cell table:style-name="Table4.A4" office:value-type="string">
            <text:p text:style-name="P26">100</text:p>
          </table:table-cell>
          <table:table-cell table:style-name="Table4.B4" office:value-type="string">
            <text:p text:style-name="P20">00'00"02</text:p>
          </table:table-cell>
          <table:table-cell table:style-name="Table4.C4" office:value-type="string">
            <text:p text:style-name="P23">0<text:span text:style-name="T47">1</text:span>'<text:span text:style-name="T47">41</text:span>"<text:span text:style-name="T47">89</text:span></text:p>
          </table:table-cell>
          <table:table-cell table:style-name="Table4.D4" office:value-type="string">
            <text:p text:style-name="P21">00'0<text:span text:style-name="T25">0</text:span>"<text:span text:style-name="T25">01</text:span></text:p>
          </table:table-cell>
        </table:table-row>
        <table:table-row>
          <table:table-cell table:style-name="Table4.A5" office:value-type="string">
            <text:p text:style-name="P26">500</text:p>
          </table:table-cell>
          <table:table-cell table:style-name="Table4.B5" office:value-type="string">
            <text:p text:style-name="P20">00'00"<text:span text:style-name="T49">21</text:span></text:p>
          </table:table-cell>
          <table:table-cell table:style-name="Table4.C5" office:value-type="string">
            <text:p text:style-name="P22"/>
          </table:table-cell>
          <table:table-cell table:style-name="Table4.D5" office:value-type="string">
            <text:p text:style-name="P21">00'0<text:span text:style-name="T25">0</text:span>"<text:span text:style-name="T49">08</text:span></text:p>
          </table:table-cell>
        </table:table-row>
        <table:table-row>
          <table:table-cell table:style-name="Table4.A6" office:value-type="string">
            <text:p text:style-name="P26">1000</text:p>
          </table:table-cell>
          <table:table-cell table:style-name="Table4.B6" office:value-type="string">
            <text:p text:style-name="P20">00'00"<text:span text:style-name="T49">92</text:span></text:p>
          </table:table-cell>
          <table:table-cell table:style-name="Table4.C6" office:value-type="string">
            <text:p text:style-name="P21"/>
          </table:table-cell>
          <table:table-cell table:style-name="Table4.D6" office:value-type="string">
            <text:p text:style-name="P21">00'0<text:span text:style-name="T25">0</text:span>"<text:span text:style-name="T49">35</text:span></text:p>
          </table:table-cell>
        </table:table-row>
      </table:table>
      <text:h text:style-name="Heading_20_1" text:outline-level="1">Commenti conclusivi</text:h>
      <text:h text:style-name="Heading_20_2" text:outline-level="2"><text:span text:style-name="T46">D.P. </text:span>Held–Karp</text:h>
      <text:p text:style-name="P12"><text:span text:style-name="T24">Ho appurato che la soluzione di programmazione dinamica non è fattibile sui moderni computer personali. </text:span><text:span text:style-name="T27">L’unico modo per risolvere questo problema </text:span><text:span text:style-name="T28">su grandi topologie sono gli algoritmi </text:span><text:span text:style-name="T38">di approssimazione</text:span><text:span text:style-name="T28">.</text:span></text:p>
      <text:h text:style-name="Heading_20_2" text:outline-level="2">Christofides</text:h>
      <text:p text:style-name="Standard">L’algoritmo di Christofides ha un margine d’errore di 3/2, ed è il migliore (qualità/tempo), tra quelli implementati, per risolvere il problema.</text:p>
      <text:h text:style-name="P53" text:outline-level="2">Rilassamento lagrangiano e branch and bound</text:h>
      <text:p text:style-name="Standard">Questi algoritmi sono stati quelli che hanno dato i risultati migliori, ma sono molto più lenti rispetto all’algoritmo di Christofides.</text:p>
      <text:h text:style-name="Heading_20_2" text:outline-level="2">2–Approssimato</text:h>
      <text:p text:style-name="Standard">L’algoritmo 2–approssimato è molto veloce e leggero, e può essere usato per calcolare un discreto upper bound.</text:p>
      <text:h text:style-name="P52" text:outline-level="1">Allegati</text:h>
      <text:h text:style-name="P54" text:outline-level="2"><text:span text:style-name="T30">Codice s</text:span>orgent<text:span text:style-name="T30">e</text:span></text:h>
      <text:p text:style-name="Standard">Tutto il progetto è disponibile qui: <text:a xlink:type="simple" xlink:href="https://github.com/mikymaione/Held-Karp-algorithm" text:style-name="Internet_20_link" text:visited-style-name="Visited_20_Internet_20_Link">http://github.com/mikymaione/Held-Karp-algorithm</text:a></text:p>
      <text:h text:style-name="Heading_20_1" text:outline-level="1"><text:span text:style-name="T13">Riferimenti b</text:span>ibliografi<text:span text:style-name="T13">ci</text:span></text:h>
      <text:list xml:id="list584938065" text:style-name="L5">
        <text:list-item>
          <text:p text:style-name="P58"><text:bookmark-start text:name="__RefNumPara__3053_3829942771"/><text:span text:style-name="T33">Cormen, T. and Leiserson, C. and Rivest, R. and Stein, C., 2010. </text:span><text:span text:style-name="T34">Introduzione agli a</text:span><text:span text:style-name="T33">lgoritmi e strutture dati. McGraw-Hill.</text:span><text:bookmark-end text:name="__RefNumPara__3053_3829942771"/></text:p>
        </text:list-item>
        <text:list-item>
          <text:p text:style-name="P63">Vercellis, C., 2008. Ottimizzazione. Teoria, metodi, applicazioni. <text:span text:style-name="T33">McGraw-Hill.</text:span></text:p>
        </text:list-item>
        <text:list-item>
          <text:p text:style-name="P59"><text:bookmark-start text:name="__RefNumPara__3045_3829942771"/>Held, M. and Karp, R., 19<text:span text:style-name="T1">62</text:span>. A dynamic programming approach to sequencing problems. Journal for the Society for Industrial and Applied Mathematics, 1:10.<text:bookmark-end text:name="__RefNumPara__3045_3829942771"/></text:p>
        </text:list-item>
        <text:list-item>
          <text:p text:style-name="P60"><text:bookmark-start text:name="__RefNumPara__3047_3829942771"/>Held, M. and Karp, R., 1970. The Traveling Salesman Problem and Minimum Spanning Trees. Operations Research, 18, 1138-1162.<text:bookmark-end text:name="__RefNumPara__3047_3829942771"/></text:p>
        </text:list-item>
        <text:list-item>
          <text:p text:style-name="P60"><text:bookmark-start text:name="__RefNumPara__3051_3829942771"/>Volgenant, T. and Jonker, R., 1982. A branch and bound algorithm for the symmetric traveling salesman problem based on the 1-tree relaxation. European Journal of Operational Research, 9(1):83–89.<text:bookmark-end text:name="__RefNumPara__3051_3829942771"/></text:p>
        </text:list-item>
        <text:list-item>
          <text:p text:style-name="P60"><text:bookmark-start text:name="__RefNumPara__3049_3829942771"/>Christofides, <text:span text:style-name="T29">N., 1976.</text:span> Worst-case analysis of a new heuristic for the travelling salesman problem. Report 388, Graduate School of Industrial Administration, CMU.<text:bookmark-end text:name="__RefNumPara__3049_3829942771"/></text:p>
        </text:list-item>
        <text:list-item>
          <text:p text:style-name="P60"><text:bookmark-start text:name="__RefNumPara__3323_1941675288"/>Edmonds, J., 1965. Paths, trees, and flowers. Can. J. Math, 17: 449–467.<text:bookmark-end text:name="__RefNumPara__3323_1941675288"/></text:p>
        </text:list-item>
        <text:list-item>
          <text:p text:style-name="P61"><text:bookmark-start text:name="__RefNumPara__3055_3829942771"/>Lippman, S. <text:span text:style-name="T33">and </text:span>Lajoie, J. <text:span text:style-name="T14">and</text:span> Moo, B., <text:span text:style-name="T14">2012. </text:span>C++ Primer. Addison-Wesley Professional.<text:bookmark-end text:name="__RefNumPara__3055_3829942771"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17.992cm" style:rel-column-width="10200*"/>
    </style:style>
    <style:style style:name="Table2.B" style:family="table-column">
      <style:table-column-properties style:column-width="1.009cm" style:rel-column-width="572*"/>
    </style:style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cm" loext:contextual-spacing="false" fo:text-align="justify" style:justify-single-word="false" fo:hyphenation-ladder-count="no-limit" fo:text-indent="0cm" style:auto-text-indent="false" style:page-number="auto"/>
      <style:text-properties officeooo:rsid="0022374d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fo:color="#ff0000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justify" fo:text-align-last="justify" style:justify-single-word="false"/>
      <style:text-properties fo:font-size="15.5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106cm" fo:margin-bottom="0.212cm" loext:contextual-spacing="false" fo:text-align="justify" style:justify-single-word="false" style:page-number="auto"/>
      <style:text-properties fo:font-size="9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fo:text-align="start" style:justify-single-word="false" style:page-number="auto"/>
      <style:text-properties fo:font-size="15pt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text-align="start" style:justify-single-word="false"/>
      <style:text-properties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ella" style:family="paragraph" style:parent-style-name="Caption"/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  –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prefix=" " style:num-suffix="  –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prefix=" " style:num-suffix="  –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prefix=" " style:num-suffix="  –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numbered-entries="true" text:sort-algorithm="alphanumeric" fo:language="it" fo:country="IT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tyle="italic" style:font-style-asian="italic" style:font-style-complex="italic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ize="9pt" fo:font-style="italic" officeooo:rsid="03da2fc5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497cm">
          <style:column style:rel-width="5385*" fo:start-indent="0cm" fo:end-indent="0.249cm"/>
          <style:column style:rel-width="5387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office:value-type="string">
              <text:p text:style-name="Header"><text:span text:style-name="MT1">Algoritmi per la risoluzione del </text:span><text:span text:style-name="MT2">TSP</text:span><text:span text:style-name="MT1">, M. Maione</text:span></text:p>
            </table:table-cell>
            <table:table-cell office:value-type="string">
              <text:p text:style-name="MP1"><text:page-number text:select-page="current">3</text:page-number>/<text:page-count>3</text:page-count></text:p>
            </table:table-cell>
          </table:table-row>
        </table:table>
        <text:p text:style-name="Header"/>
      </style:header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5T11:55:54.468000000</meta:creation-date>
    <dc:date>2020-06-26T13:27:44.025000000</dc:date>
    <meta:editing-duration>P1DT15H44M24S</meta:editing-duration>
    <meta:editing-cycles>935</meta:editing-cycles>
    <meta:generator>LibreOffice/6.4.4.2$Windows_X86_64 LibreOffice_project/3d775be2011f3886db32dfd395a6a6d1ca2630ff</meta:generator>
    <meta:keyword>TSP</meta:keyword>
    <meta:keyword>Held-Karp</meta:keyword>
    <meta:keyword>Christofides</meta:keyword>
    <dc:subject>Ottimizzazione combinatoria</dc:subject>
    <dc:title>Algoritmi per la risoluzione del TSP</dc:title>
    <dc:creator>Michele Maione</dc:creator>
    <meta:document-statistic meta:table-count="8" meta:image-count="0" meta:object-count="32" meta:page-count="3" meta:paragraph-count="153" meta:word-count="1330" meta:character-count="8606" meta:non-whitespace-character-count="7402"/>
  </office:meta>
</office:document-meta>
</file>

<file path=Object 1/content.xml><?xml version="1.0" encoding="utf-8"?>
<math xmlns="http://www.w3.org/1998/Math/MathML" display="block">
  <semantics>
    <mrow>
      <mi>L</mi>
      <mrow>
        <mo fence="true" stretchy="false">(</mo>
        <mrow>
          <mi>λ</mi>
        </mrow>
        <mo fence="true" stretchy="false">)</mo>
      </mrow>
    </mrow>
    <annotation encoding="StarMath 5.0">L(λ)</annotation>
  </semantics>
</math>
</file>

<file path=Object 10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sub>
          <mi>x</mi>
          <mi mathvariant="italic">ij</mi>
        </msub>
      </mrow>
      <mo stretchy="false">=</mo>
      <mn>1</mn>
    </mrow>
    <annotation encoding="StarMath 5.0">sum from{j=1} to {n} x_ij=1</annotation>
  </semantics>
</math>
</file>

<file path=Object 11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e</mi>
            <mo stretchy="false">∈</mo>
            <mi>E</mi>
          </mrow>
        </mrow>
      </mrow>
      <mo fence="true" stretchy="false">)</mo>
    </mrow>
    <annotation encoding="StarMath 5.0">( forall e in E)</annotation>
  </semantics>
</math>
</file>

<file path=Object 12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S</mi>
            <mo stretchy="false">⊆</mo>
            <mrow>
              <mo fence="true" stretchy="false">{</mo>
              <mrow>
                <mrow>
                  <mn>2</mn>
                  <mi>,</mi>
                  <mo stretchy="false">…</mo>
                  <mi>,</mi>
                  <mi>n</mi>
                </mrow>
              </mrow>
              <mo fence="true" stretchy="false">}</mo>
            </mrow>
          </mrow>
          <mi>,</mi>
          <mrow>
            <mrow>
              <mo fence="true" stretchy="true">|</mo>
              <mrow>
                <mi>S</mi>
              </mrow>
              <mo fence="true" stretchy="true">|</mo>
            </mrow>
            <mo stretchy="false">≥</mo>
            <mn>2</mn>
          </mrow>
        </mrow>
      </mrow>
      <mo fence="true" stretchy="false">)</mo>
    </mrow>
    <annotation encoding="StarMath 5.0">(forall S subseteq lbrace 2, dotslow ,n rbrace ,abs{S} &gt;= 2)</annotation>
  </semantics>
</math>
</file>

<file path=Object 13/content.xml><?xml version="1.0" encoding="utf-8"?>
<math xmlns="http://www.w3.org/1998/Math/MathML" display="block">
  <semantics>
    <mrow>
      <mi>S</mi>
      <mn>.</mn>
      <mi>T</mi>
      <mi>.</mi>
    </mrow>
    <annotation encoding="StarMath 5.0">S.T.</annotation>
  </semantics>
</math>
</file>

<file path=Object 14/content.xml><?xml version="1.0" encoding="utf-8"?>
<math xmlns="http://www.w3.org/1998/Math/MathML" display="block">
  <semantics>
    <mrow>
      <mrow>
        <munder>
          <mo stretchy="false">∑</mo>
          <mrow>
            <mi>e</mi>
            <mo stretchy="false">∈</mo>
            <mi>V</mi>
          </mrow>
        </munder>
        <msub>
          <mi>x</mi>
          <mi>e</mi>
        </msub>
      </mrow>
      <mo stretchy="false">=</mo>
      <mi>n</mi>
    </mrow>
    <annotation encoding="StarMath 5.0">sum from{e in V} x_e=n</annotation>
  </semantics>
</math>
</file>

<file path=Object 15/content.xml><?xml version="1.0" encoding="utf-8"?>
<math xmlns="http://www.w3.org/1998/Math/MathML" display="block">
  <semantics>
    <mrow>
      <mrow>
        <munder>
          <mo stretchy="false">∑</mo>
          <mrow>
            <mrow>
              <mi>e</mi>
              <mo stretchy="false">∈</mo>
              <mi>E</mi>
            </mrow>
            <mrow>
              <mo fence="true" stretchy="false">(</mo>
              <mrow>
                <mi>S</mi>
              </mrow>
              <mo fence="true" stretchy="false">)</mo>
            </mrow>
          </mrow>
        </munder>
        <msub>
          <mi>x</mi>
          <mi>e</mi>
        </msub>
      </mrow>
      <mo stretchy="false">≤</mo>
      <mrow>
        <mrow>
          <mo fence="true" stretchy="true">|</mo>
          <mrow>
            <mi>S</mi>
          </mrow>
          <mo fence="true" stretchy="true">|</mo>
        </mrow>
        <mo stretchy="false">−</mo>
        <mn>1</mn>
      </mrow>
    </mrow>
    <annotation encoding="StarMath 5.0">sum from{e in E(S)} x_e&lt;=abs{S}-1</annotation>
  </semantics>
</math>
</file>

<file path=Object 16/content.xml><?xml version="1.0" encoding="utf-8"?>
<math xmlns="http://www.w3.org/1998/Math/MathML" display="block">
  <semantics>
    <mrow>
      <mo fence="true" stretchy="false">(</mo>
      <mrow>
        <mrow>
          <mrow>
            <mi>i</mi>
            <mo stretchy="false">≠</mo>
            <mi>j</mi>
          </mrow>
          <mi>,</mi>
          <mo stretchy="false">∀</mo>
          <mrow>
            <mi>i</mi>
            <mo stretchy="false">∈</mo>
            <mi>V</mi>
          </mrow>
        </mrow>
      </mrow>
      <mo fence="true" stretchy="false">)</mo>
    </mrow>
    <annotation encoding="StarMath 5.0">(i &lt;&gt; j, forall i in V)
</annotation>
  </semantics>
</math>
</file>

<file path=Object 17/content.xml><?xml version="1.0" encoding="utf-8"?>
<math xmlns="http://www.w3.org/1998/Math/MathML" display="block">
  <semantics>
    <mrow>
      <msub>
        <mi>x</mi>
        <mi>e</mi>
      </msub>
      <mo stretchy="false">∈</mo>
      <mrow>
        <mo fence="true" stretchy="false">{</mo>
        <mrow>
          <mn>0,1</mn>
        </mrow>
        <mo fence="true" stretchy="false">}</mo>
      </mrow>
    </mrow>
    <annotation encoding="StarMath 5.0">x_e in lbrace 0,1 rbrace </annotation>
  </semantics>
</math>
</file>

<file path=Object 18/content.xml><?xml version="1.0" encoding="utf-8"?>
<math xmlns="http://www.w3.org/1998/Math/MathML" display="block">
  <semantics>
    <mrow>
      <mi mathvariant="italic">min</mi>
      <mi>L</mi>
      <mrow>
        <mrow>
          <mo fence="true" stretchy="false">(</mo>
          <mrow>
            <mi>λ</mi>
          </mrow>
          <mo fence="true" stretchy="false">)</mo>
        </mrow>
        <mo stretchy="false">=</mo>
        <mi mathvariant="italic">min</mi>
      </mrow>
      <mrow>
        <mrow>
          <mrow>
            <munder>
              <mo stretchy="false">∑</mo>
              <mrow>
                <mi>e</mi>
                <mo stretchy="false">∈</mo>
                <mi>E</mi>
              </mrow>
            </munder>
            <msub>
              <mi>c</mi>
              <mi>e</mi>
            </msub>
          </mrow>
          <mo stretchy="false">⋅</mo>
          <msub>
            <mi>x</mi>
            <mi>e</mi>
          </msub>
        </mrow>
        <mo stretchy="false">+</mo>
        <mrow>
          <mrow>
            <munder>
              <mo stretchy="false">∑</mo>
              <mrow>
                <mi>i</mi>
                <mo stretchy="false">∈</mo>
                <mrow>
                  <mi>V</mi>
                  <mo stretchy="false">∖</mo>
                  <mrow>
                    <mo fence="true" stretchy="false">{</mo>
                    <mrow>
                      <mi>r</mi>
                    </mrow>
                    <mo fence="true" stretchy="false">}</mo>
                  </mrow>
                </mrow>
              </mrow>
            </munder>
            <msub>
              <mi>λ</mi>
              <mi>i</mi>
            </msub>
          </mrow>
          <mo stretchy="false">⋅</mo>
          <mrow>
            <mo fence="true" stretchy="false">(</mo>
            <mrow>
              <mrow>
                <mrow>
                  <munder>
                    <mo stretchy="false">∑</mo>
                    <mrow>
                      <mrow>
                        <mi>e</mi>
                        <mo stretchy="false">∈</mo>
                        <mi>δ</mi>
                      </mrow>
                      <mrow>
                        <mo fence="true" stretchy="false">(</mo>
                        <mrow>
                          <mi>i</mi>
                        </mrow>
                        <mo fence="true" stretchy="false">)</mo>
                      </mrow>
                    </mrow>
                  </munder>
                  <msub>
                    <mi>x</mi>
                    <mi>e</mi>
                  </msub>
                </mrow>
                <mo stretchy="false">−</mo>
                <mn>2</mn>
              </mrow>
            </mrow>
            <mo fence="true" stretchy="false">)</mo>
          </mrow>
        </mrow>
      </mrow>
    </mrow>
    <annotation encoding="StarMath 5.0">min L(λ)=min sum from{e in E} c_e cdot  x_e + sum from{i in V setminus lbrace r rbrace} λ_i cdot (sum from{e in δ(i)} x_e -2)</annotation>
  </semantics>
</math>
</file>

<file path=Object 19/content.xml><?xml version="1.0" encoding="utf-8"?>
<math xmlns="http://www.w3.org/1998/Math/MathML" display="block">
  <semantics>
    <mrow>
      <mi>c</mi>
      <mrow>
        <mrow>
          <mo fence="true" stretchy="false">(</mo>
          <mrow>
            <msup>
              <mi>H</mi>
              <mi>✱</mi>
            </msup>
          </mrow>
          <mo fence="true" stretchy="false">)</mo>
        </mrow>
        <mo stretchy="false">≥</mo>
        <mi mathvariant="italic">min</mi>
      </mrow>
      <mrow>
        <mo fence="true" stretchy="false">{</mo>
        <mrow>
          <mrow>
            <mi>c</mi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}</mo>
      </mrow>
    </mrow>
    <annotation encoding="StarMath 5.0">c(H^✱)&gt;=min lbrace c(T) rbrace </annotation>
  </semantics>
</math>
</file>

<file path=Object 2/content.xml><?xml version="1.0" encoding="utf-8"?>
<math xmlns="http://www.w3.org/1998/Math/MathML" display="block">
  <semantics>
    <mrow>
      <mi>L</mi>
      <mrow>
        <mo fence="true" stretchy="false">(</mo>
        <mrow>
          <mi>λ</mi>
        </mrow>
        <mo fence="true" stretchy="false">)</mo>
      </mrow>
    </mrow>
    <annotation encoding="StarMath 5.0">L(λ)</annotation>
  </semantics>
</math>
</file>

<file path=Object 20/content.xml><?xml version="1.0" encoding="utf-8"?>
<math xmlns="http://www.w3.org/1998/Math/MathML" display="block">
  <semantics>
    <msup>
      <mi>H</mi>
      <mi>✱</mi>
    </msup>
    <annotation encoding="StarMath 5.0">H^✱</annotation>
  </semantics>
</math>
</file>

<file path=Object 21/content.xml><?xml version="1.0" encoding="utf-8"?>
<math xmlns="http://www.w3.org/1998/Math/MathML" display="block">
  <semantics>
    <mi>T</mi>
    <annotation encoding="StarMath 5.0">T</annotation>
  </semantics>
</math>
</file>

<file path=Object 24/content.xml><?xml version="1.0" encoding="utf-8"?>
<math xmlns="http://www.w3.org/1998/Math/MathML" display="block">
  <semantics>
    <msub>
      <mi>λ</mi>
      <mi>i</mi>
    </msub>
    <annotation encoding="StarMath 5.0">λ_i</annotation>
  </semantics>
</math>
</file>

<file path=Object 25/content.xml><?xml version="1.0" encoding="utf-8"?>
<math xmlns="http://www.w3.org/1998/Math/MathML" display="block">
  <semantics>
    <mrow>
      <mo fence="true" stretchy="false">{</mo>
      <mrow>
        <mrow>
          <mn>2</mn>
          <mi>,</mi>
          <mo stretchy="false">…</mo>
          <mi>,</mi>
          <mi>n</mi>
        </mrow>
      </mrow>
      <mo fence="true" stretchy="false">}</mo>
    </mrow>
    <annotation encoding="StarMath 5.0">lbrace 2,dotslow,n  rbrace </annotation>
  </semantics>
</math>
</file>

<file path=Object 27/content.xml><?xml version="1.0" encoding="utf-8"?>
<math xmlns="http://www.w3.org/1998/Math/MathML" display="block">
  <semantics>
    <mrow>
      <mi mathvariant="italic">min</mi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b>
              <mi>c</mi>
              <mi mathvariant="italic">ij</mi>
            </msub>
          </mrow>
        </mrow>
        <mo stretchy="false">⋅</mo>
        <msub>
          <mi>x</mi>
          <mi mathvariant="italic">ij</mi>
        </msub>
      </mrow>
    </mrow>
    <annotation encoding="StarMath 5.0">min sum from{i = 1} to{n} sum from{j = 1} to{n} c_ij cdot x_ij</annotation>
  </semantics>
</math>
</file>

<file path=Object 28/content.xml><?xml version="1.0" encoding="utf-8"?>
<math xmlns="http://www.w3.org/1998/Math/MathML" display="block">
  <semantics>
    <mrow>
      <mo fence="true" stretchy="false">(</mo>
      <mrow>
        <mrow>
          <mrow>
            <mi>i</mi>
            <mo stretchy="false">≠</mo>
            <mi>j</mi>
          </mrow>
          <mi>,</mi>
          <mo stretchy="false">∀</mo>
          <mrow>
            <mi>S</mi>
            <mo stretchy="false">⊈</mo>
            <mrow>
              <mo fence="true" stretchy="false">{</mo>
              <mrow>
                <mrow>
                  <mn>1</mn>
                  <mi>,</mi>
                  <mo stretchy="false">…</mo>
                  <mi>,</mi>
                  <mi>n</mi>
                </mrow>
              </mrow>
              <mo fence="true" stretchy="false">}</mo>
            </mrow>
          </mrow>
          <mi>,</mi>
          <mrow>
            <mrow>
              <mo fence="true" stretchy="true">|</mo>
              <mrow>
                <mi>S</mi>
              </mrow>
              <mo fence="true" stretchy="true">|</mo>
            </mrow>
            <mo stretchy="false">≥</mo>
            <mn>2</mn>
          </mrow>
        </mrow>
      </mrow>
      <mo fence="true" stretchy="false">)</mo>
    </mrow>
    <annotation encoding="StarMath 5.0">(i&lt;&gt;j, forall S nsubseteq lbrace 1, dotslow ,n rbrace, abs{S}&gt;=2  )</annotation>
  </semantics>
</math>
</file>

<file path=Object 29/content.xml><?xml version="1.0" encoding="utf-8"?>
<math xmlns="http://www.w3.org/1998/Math/MathML" display="block">
  <semantics>
    <mrow>
      <mo fence="true" stretchy="false">(</mo>
      <mrow>
        <mrow>
          <mrow>
            <mi>i</mi>
            <mo stretchy="false">≠</mo>
            <mi>j</mi>
          </mrow>
          <mi>,</mi>
          <mo stretchy="false">∀</mo>
          <mrow>
            <mi>j</mi>
            <mo stretchy="false">∈</mo>
            <mi>V</mi>
          </mrow>
        </mrow>
      </mrow>
      <mo fence="true" stretchy="false">)</mo>
    </mrow>
    <annotation encoding="StarMath 5.0">(i &lt;&gt; j, forall j in V)
</annotation>
  </semantics>
</math>
</file>

<file path=Object 3/content.xml><?xml version="1.0" encoding="utf-8"?>
<math xmlns="http://www.w3.org/1998/Math/MathML" display="block">
  <semantics>
    <mrow>
      <mrow>
        <msup>
          <mi>t</mi>
          <mi>k</mi>
        </msup>
        <mo stretchy="false">=</mo>
        <msup>
          <mi>t</mi>
          <mn>1</mn>
        </msup>
      </mrow>
      <mfrac>
        <mrow>
          <mrow>
            <msup>
              <mi>k</mi>
              <mn>2</mn>
            </msup>
            <mo stretchy="false">−</mo>
            <mn>3</mn>
          </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row>
            <mi>k</mi>
            <mo stretchy="false">+</mo>
            <mi>M</mi>
          </mrow>
          <mrow>
            <mo fence="true" stretchy="false">(</mo>
            <mrow>
              <mrow>
                <mn>2</mn>
                <mrow>
                  <mi>M</mi>
                  <mo stretchy="false">−</mo>
                  <mn>3</mn>
                </mrow>
              </mrow>
            </mrow>
            <mo fence="true" stretchy="false">)</mo>
          </mrow>
        </mrow>
        <mrow>
          <mn>2</mn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row>
            <mo fence="true" stretchy="false">(</mo>
            <mrow>
              <mrow>
                <mi>M</mi>
                <mo stretchy="false">−</mo>
                <mn>2</mn>
              </mrow>
            </mrow>
            <mo fence="true" stretchy="false">)</mo>
          </mrow>
        </mrow>
      </mfrac>
    </mrow>
    <annotation encoding="StarMath 5.0">t^k=t^1{k^2-3(M-1)k+M(2M-3)} over {2(M-1)(M-2)}</annotation>
  </semantics>
</math>
</file>

<file path=Object 30/content.xml><?xml version="1.0" encoding="utf-8"?>
<math xmlns="http://www.w3.org/1998/Math/MathML" display="block">
  <semantics>
    <mrow>
      <mi>S</mi>
      <mn>.</mn>
      <mi>T</mi>
      <mi>.</mi>
    </mrow>
    <annotation encoding="StarMath 5.0">S.T.</annotation>
  </semantics>
</math>
</file>

<file path=Object 31/content.xml><?xml version="1.0" encoding="utf-8"?>
<math xmlns="http://www.w3.org/1998/Math/MathML" display="block">
  <semantics>
    <mrow>
      <msub>
        <mi>x</mi>
        <mi>e</mi>
      </msub>
      <mo stretchy="false">∈</mo>
      <mrow>
        <mo fence="true" stretchy="false">{</mo>
        <mrow>
          <mn>0,1</mn>
        </mrow>
        <mo fence="true" stretchy="false">}</mo>
      </mrow>
    </mrow>
    <annotation encoding="StarMath 5.0">x_e in lbrace 0,1 rbrace </annotation>
  </semantics>
</math>
</file>

<file path=Object 32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e</mi>
            <mo stretchy="false">∈</mo>
            <mi>E</mi>
          </mrow>
        </mrow>
      </mrow>
      <mo fence="true" stretchy="false">)</mo>
    </mrow>
    <annotation encoding="StarMath 5.0">( forall e in E)</annotation>
  </semantics>
</math>
</file>

<file path=Object 33/content.xml><?xml version="1.0" encoding="utf-8"?>
<math xmlns="http://www.w3.org/1998/Math/MathML" display="block">
  <semantics>
    <mrow>
      <mrow>
        <munder>
          <mo stretchy="false">∑</mo>
          <mrow>
            <mi>i</mi>
            <mo stretchy="false">∈</mo>
            <mi>S</mi>
          </mrow>
        </munder>
        <mrow>
          <munder>
            <mo stretchy="false">∑</mo>
            <mrow>
              <mi>j</mi>
              <mo stretchy="false">∈</mo>
              <mi>S</mi>
            </mrow>
          </munder>
          <msub>
            <mi>x</mi>
            <mi mathvariant="italic">ij</mi>
          </msub>
        </mrow>
      </mrow>
      <mo stretchy="false">≤</mo>
      <mrow>
        <mrow>
          <mo fence="true" stretchy="true">|</mo>
          <mrow>
            <mi>S</mi>
          </mrow>
          <mo fence="true" stretchy="true">|</mo>
        </mrow>
        <mo stretchy="false">−</mo>
        <mn>1</mn>
      </mrow>
    </mrow>
    <annotation encoding="StarMath 5.0">sum from{i in S} sum from{j in S} x_ij &lt;=abs{S}-1</annotation>
  </semantics>
</math>
</file>

<file path=Object 34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sub>
          <mi>x</mi>
          <mi mathvariant="italic">ij</mi>
        </msub>
      </mrow>
      <mo stretchy="false">=</mo>
      <mn>1</mn>
    </mrow>
    <annotation encoding="StarMath 5.0">sum from{i=1} to {n} x_ij=1</annotation>
  </semantics>
</math>
</file>

<file path=Object 36/content.xml><?xml version="1.0" encoding="utf-8"?>
<math xmlns="http://www.w3.org/1998/Math/MathML" display="block">
  <semantics>
    <mrow>
      <msubsup>
        <mi>λ</mi>
        <mi>i</mi>
        <mrow>
          <mi>k</mi>
          <mo stretchy="false">+</mo>
          <mn>1</mn>
        </mrow>
      </msubsup>
      <mo stretchy="false">=</mo>
      <mrow>
        <msubsup>
          <mi>λ</mi>
          <mi>i</mi>
          <mi>k</mi>
        </msubsup>
        <mo stretchy="false">+</mo>
        <mrow>
          <mn>0.6</mn>
          <mo stretchy="false">⋅</mo>
          <msup>
            <mi>t</mi>
            <mi>k</mi>
          </msup>
          <mo stretchy="false">⋅</mo>
          <mrow>
            <mo fence="true" stretchy="false">(</mo>
            <mrow>
              <mrow>
                <msubsup>
                  <mi>d</mi>
                  <mi>i</mi>
                  <mi>k</mi>
                </msubsup>
                <mo stretchy="false">−</mo>
                <mn>2</mn>
              </mrow>
            </mrow>
            <mo fence="true" stretchy="false">)</mo>
          </mrow>
        </mrow>
        <mo stretchy="false">+</mo>
        <mrow>
          <mn>0.4</mn>
          <mo stretchy="false">⋅</mo>
          <msup>
            <mi>t</mi>
            <mi>k</mi>
          </msup>
          <mo stretchy="false">⋅</mo>
          <mrow>
            <mo fence="true" stretchy="false">(</mo>
            <mrow>
              <mrow>
                <msubsup>
                  <mi>d</mi>
                  <mi>i</mi>
                  <mrow>
                    <mi>k</mi>
                    <mo stretchy="false">−</mo>
                    <mn>1</mn>
                  </mrow>
                </msubsup>
                <mo stretchy="false">−</mo>
                <mn>2</mn>
              </mrow>
            </mrow>
            <mo fence="true" stretchy="false">)</mo>
          </mrow>
        </mrow>
      </mrow>
    </mrow>
    <annotation encoding="StarMath 5.0">λ_i^{k+1}=λ_i^{k} + 0.6 cdot t^k cdot (d_i^{k} - 2) + 0.4 cdot t^k cdot (d_i^{k-1} - 2)</annotation>
  </semantics>
</math>
</file>

<file path=Object 4/content.xml><?xml version="1.0" encoding="utf-8"?>
<math xmlns="http://www.w3.org/1998/Math/MathML" display="block">
  <semantics>
    <mrow>
      <msubsup>
        <mi>λ</mi>
        <mi>i</mi>
        <mrow>
          <mi>k</mi>
          <mo stretchy="false">+</mo>
          <mn>1</mn>
        </mrow>
      </msubsup>
      <mo stretchy="false">=</mo>
      <mrow>
        <msubsup>
          <mi>λ</mi>
          <mi>i</mi>
          <mi>k</mi>
        </msubsup>
        <mo stretchy="false">+</mo>
        <mrow>
          <msup>
            <mi>t</mi>
            <mi>k</mi>
          </msup>
          <mo stretchy="false">⋅</mo>
          <mrow>
            <mo fence="true" stretchy="false">(</mo>
            <mrow>
              <mrow>
                <msubsup>
                  <mi>d</mi>
                  <mi>i</mi>
                  <mi>k</mi>
                </msubsup>
                <mo stretchy="false">−</mo>
                <mn>2</mn>
              </mrow>
            </mrow>
            <mo fence="true" stretchy="false">)</mo>
          </mrow>
        </mrow>
      </mrow>
    </mrow>
    <annotation encoding="StarMath 5.0">λ_i^{k+1}=λ_i^{k} + t^k cdot (d_i^k - 2)</annotation>
  </semantics>
</math>
</file>

<file path=Object 5/content.xml><?xml version="1.0" encoding="utf-8"?>
<math xmlns="http://www.w3.org/1998/Math/MathML" display="block">
  <semantics>
    <mrow>
      <msup>
        <mi>t</mi>
        <mi>k</mi>
      </msup>
      <mo stretchy="false">=</mo>
      <mfrac>
        <mrow>
          <msup>
            <mi>α</mi>
            <mi>k</mi>
          </msup>
          <mrow>
            <mo fence="true" stretchy="false">[</mo>
            <mrow>
              <mrow>
                <mrow>
                  <mi mathvariant="italic">UB</mi>
                  <mo stretchy="false">−</mo>
                  <mi>L</mi>
                </mrow>
                <mrow>
                  <mo fence="true" stretchy="false">(</mo>
                  <mrow>
                    <msup>
                      <mi>λ</mi>
                      <mi>k</mi>
                    </msup>
                  </mrow>
                  <mo fence="true" stretchy="false">)</mo>
                </mrow>
              </mrow>
            </mrow>
            <mo fence="true" stretchy="false">]</mo>
          </mrow>
        </mrow>
        <mrow>
          <munder>
            <mo stretchy="false">∑</mo>
            <mrow>
              <mi>i</mi>
              <mo stretchy="false">∈</mo>
              <mi>V</mi>
            </mrow>
          </munder>
          <msup>
            <mrow>
              <mo fence="true" stretchy="false">(</mo>
              <mrow>
                <mrow>
                  <msub>
                    <mi>d</mi>
                    <mi>i</mi>
                  </msub>
                  <mrow>
                    <mrow>
                      <mo fence="true" stretchy="false">(</mo>
                      <mrow>
                        <msup>
                          <mi>x</mi>
                          <mi>k</mi>
                        </msup>
                      </mrow>
                      <mo fence="true" stretchy="false">)</mo>
                    </mrow>
                    <mo stretchy="false">−</mo>
                    <mn>2</mn>
                  </mrow>
                </mrow>
              </mrow>
              <mo fence="true" stretchy="false">)</mo>
            </mrow>
            <mn>2</mn>
          </msup>
        </mrow>
      </mfrac>
    </mrow>
    <annotation encoding="StarMath 5.0">t^k={α^k[UB-L(λ^k)]} over { sum from{i in V} {({d_i(x^k)-2})}^2}</annotation>
  </semantics>
</math>
</file>

<file path=Object 6/content.xml><?xml version="1.0" encoding="utf-8"?>
<math xmlns="http://www.w3.org/1998/Math/MathML" display="block">
  <semantics>
    <mrow>
      <msub>
        <mi>λ</mi>
        <mi>i</mi>
      </msub>
      <mi mathvariant="normal">:</mi>
      <mo stretchy="false">∀</mo>
      <mrow>
        <mi>i</mi>
        <mo stretchy="false">∈</mo>
        <mi>V</mi>
      </mrow>
    </mrow>
    <annotation encoding="StarMath 5.0">λ_i : forall i in V</annotation>
  </semantics>
</math>
</file>

<file path=Object 7/content.xml><?xml version="1.0" encoding="utf-8"?>
<math xmlns="http://www.w3.org/1998/Math/MathML" display="block">
  <semantics>
    <msub>
      <mi>λ</mi>
      <mi>i</mi>
    </msub>
    <annotation encoding="StarMath 5.0">λ_i</annotation>
  </semantics>
</math>
</file>

<file path=Object 8/content.xml><?xml version="1.0" encoding="utf-8"?>
<math xmlns="http://www.w3.org/1998/Math/MathML" display="block">
  <semantics>
    <mrow>
      <msub>
        <mi>λ</mi>
        <mi>i</mi>
      </msub>
      <mi mathvariant="normal">:</mi>
      <mo stretchy="false">∀</mo>
      <mrow>
        <mi>i</mi>
        <mo stretchy="false">∈</mo>
        <mi>V</mi>
      </mrow>
    </mrow>
    <annotation encoding="StarMath 5.0">λ_i : forall i in V</annotation>
  </semantics>
</math>
</file>

<file path=Object 9/content.xml><?xml version="1.0" encoding="utf-8"?>
<math xmlns="http://www.w3.org/1998/Math/MathML" display="block">
  <semantics>
    <mrow>
      <mo fence="true" stretchy="false">(</mo>
      <mrow>
        <mrow>
          <mi>i</mi>
          <mo stretchy="false">≠</mo>
          <mi>j</mi>
        </mrow>
      </mrow>
      <mo fence="true" stretchy="false">)</mo>
    </mrow>
    <annotation encoding="StarMath 5.0">( i &lt;&gt; j)</annotation>
  </semantics>
</math>
</file>